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9.24pt"/>
    </style:style>
    <style:style style:name="co2" style:family="table-column">
      <style:table-column-properties fo:break-before="auto" style:column-width="51.59pt"/>
    </style:style>
    <style:style style:name="co3" style:family="table-column">
      <style:table-column-properties fo:break-before="auto" style:column-width="120.61pt"/>
    </style:style>
    <style:style style:name="co4" style:family="table-column">
      <style:table-column-properties fo:break-before="auto" style:column-width="143.69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88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2.2">
      <style:table-properties table:display="true" style:writing-mode="lr-tb"/>
    </style:style>
    <style:style style:name="ta2" style:family="table" style:master-page-name="PageStyle_5f_2.4">
      <style:table-properties table:display="true" style:writing-mode="lr-tb"/>
    </style:style>
    <style:style style:name="ta3" style:family="table" style:master-page-name="PageStyle_5f_2.7">
      <style:table-properties table:display="true" style:writing-mode="lr-tb"/>
    </style:style>
    <style:style style:name="ta4" style:family="table" style:master-page-name="PageStyle_5f_2.8">
      <style:table-properties table:display="true" style:writing-mode="lr-tb"/>
    </style:style>
    <style:style style:name="ta5" style:family="table" style:master-page-name="PageStyle_5f_3.1">
      <style:table-properties table:display="true" style:writing-mode="lr-tb"/>
    </style:style>
    <style:style style:name="ta6" style:family="table" style:master-page-name="PageStyle_5f_3.3">
      <style:table-properties table:display="true" style:writing-mode="lr-tb"/>
    </style:style>
    <style:style style:name="ta7" style:family="table" style:master-page-name="PageStyle_5f_4.1">
      <style:table-properties table:display="true" style:writing-mode="lr-tb"/>
    </style:style>
    <style:style style:name="ta8" style:family="table" style:master-page-name="PageStyle_5f_4.2">
      <style:table-properties table:display="true" style:writing-mode="lr-tb"/>
    </style:style>
    <style:style style:name="ta9" style:family="table" style:master-page-name="PageStyle_5f_4.3">
      <style:table-properties table:display="true" style:writing-mode="lr-tb"/>
    </style:style>
    <style:style style:name="ta10" style:family="table" style:master-page-name="PageStyle_5f_4.4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.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UCLA - Econ 102 - Fall 2018 - Geerolf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Problem Set 4 - Labor Market Model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 calcext:value-type="string">
            <text:p>Question 2.2</text:p>
          </table:table-cell>
          <table:table-cell table:style-name="ce4"/>
          <table:table-cell table:style-name="ce4">
            <draw:frame table:end-cell-address="'2.2'.H21" table:end-x="2.95pt" table:end-y="8.22pt" draw:z-index="0" draw:name="Chart 1" draw:style-name="gr1" draw:text-style-name="P1" svg:width="449.97pt" svg:height="278.22pt" svg:x="57.74pt" svg:y="13.49pt">
              <draw:object draw:notify-on-update-of-ranges="'2.2'.A8:'2.2'.A23 '2.2'.B7:'2.2'.B7 '2.2'.B8:'2.2'.B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string" calcext:value-type="string">
            <text:p>α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w/p</text:p>
          </table:table-cell>
          <table:table-cell table:number-columns-repeated="1022"/>
        </table:table-row>
        <table:table-row table:style-name="ro1">
          <table:table-cell table:style-name="ce4" table:formula="of:=(([.$B$5])^(1/[.$B$4]))*((1-[.$B$4])^(1/[.$B$4]))*([.B8])^(-1/[.$B$4])" office:value-type="float" office:value="2370.37037037037" calcext:value-type="float">
            <text:p>2370.37037037037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style-name="ce4" table:formula="of:=(([.$B$5])^(1/[.$B$4]))*((1-[.$B$4])^(1/[.$B$4]))*([.B9])^(-1/[.$B$4])" office:value-type="float" office:value="296.296296296296" calcext:value-type="float">
            <text:p>296.296296296296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4" table:formula="of:=(([.$B$5])^(1/[.$B$4]))*((1-[.$B$4])^(1/[.$B$4]))*([.B10])^(-1/[.$B$4])" office:value-type="float" office:value="87.7914951989026" calcext:value-type="float">
            <text:p>87.7914951989026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table:style-name="ce4" table:formula="of:=(([.$B$5])^(1/[.$B$4]))*((1-[.$B$4])^(1/[.$B$4]))*([.B11])^(-1/[.$B$4])" office:value-type="float" office:value="37.037037037037" calcext:value-type="float">
            <text:p>37.037037037037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style-name="ce4" table:formula="of:=(([.$B$5])^(1/[.$B$4]))*((1-[.$B$4])^(1/[.$B$4]))*([.B12])^(-1/[.$B$4])" office:value-type="float" office:value="18.962962962963" calcext:value-type="float">
            <text:p>18.962962962963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4" table:formula="of:=(([.$B$5])^(1/[.$B$4]))*((1-[.$B$4])^(1/[.$B$4]))*([.B13])^(-1/[.$B$4])" office:value-type="float" office:value="10.9739368998628" calcext:value-type="float">
            <text:p>10.9739368998628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4" table:formula="of:=(([.$B$5])^(1/[.$B$4]))*((1-[.$B$4])^(1/[.$B$4]))*([.B14])^(-1/[.$B$4])" office:value-type="float" office:value="6.91070078825181" calcext:value-type="float">
            <text:p>6.91070078825181</text:p>
          </table:table-cell>
          <table:table-cell table:style-name="ce4"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table:style-name="ce4" table:formula="of:=(([.$B$5])^(1/[.$B$4]))*((1-[.$B$4])^(1/[.$B$4]))*([.B15])^(-1/[.$B$4])" office:value-type="float" office:value="4.62962962962963" calcext:value-type="float">
            <text:p>4.62962962962963</text:p>
          </table:table-cell>
          <table:table-cell table:style-name="ce4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4" table:formula="of:=(([.$B$5])^(1/[.$B$4]))*((1-[.$B$4])^(1/[.$B$4]))*([.B16])^(-1/[.$B$4])" office:value-type="float" office:value="3.25153685921862" calcext:value-type="float">
            <text:p>3.25153685921862</text:p>
          </table:table-cell>
          <table:table-cell table:style-name="ce4"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table:style-name="ce4" table:formula="of:=(([.$B$5])^(1/[.$B$4]))*((1-[.$B$4])^(1/[.$B$4]))*([.B17])^(-1/[.$B$4])" office:value-type="float" office:value="2.37037037037037" calcext:value-type="float">
            <text:p>2.3703703703703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" table:formula="of:=(([.$B$5])^(1/[.$B$4]))*((1-[.$B$4])^(1/[.$B$4]))*([.B18])^(-1/[.$B$4])" office:value-type="float" office:value="1.78089434287781" calcext:value-type="float">
            <text:p>1.78089434287781</text:p>
          </table:table-cell>
          <table:table-cell table:style-name="ce4"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table:style-name="ce4" table:formula="of:=(([.$B$5])^(1/[.$B$4]))*((1-[.$B$4])^(1/[.$B$4]))*([.B19])^(-1/[.$B$4])" office:value-type="float" office:value="1.37174211248285" calcext:value-type="float">
            <text:p>1.37174211248285</text:p>
          </table:table-cell>
          <table:table-cell table:style-name="ce4"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table:style-name="ce4" table:formula="of:=(([.$B$5])^(1/[.$B$4]))*((1-[.$B$4])^(1/[.$B$4]))*([.B20])^(-1/[.$B$4])" office:value-type="float" office:value="1.07891232151587" calcext:value-type="float">
            <text:p>1.07891232151587</text:p>
          </table:table-cell>
          <table:table-cell table:style-name="ce4" office:value-type="float" office:value="1.3" calcext:value-type="float">
            <text:p>1.3</text:p>
          </table:table-cell>
          <table:table-cell table:number-columns-repeated="1022"/>
        </table:table-row>
        <table:table-row table:style-name="ro1">
          <table:table-cell table:style-name="ce4" table:formula="of:=(([.$B$5])^(1/[.$B$4]))*((1-[.$B$4])^(1/[.$B$4]))*([.B21])^(-1/[.$B$4])" office:value-type="float" office:value="0.863837598531477" calcext:value-type="float">
            <text:p>0.863837598531477</text:p>
          </table:table-cell>
          <table:table-cell table:style-name="ce4" office:value-type="float" office:value="1.4" calcext:value-type="float">
            <text:p>1.4</text:p>
          </table:table-cell>
          <table:table-cell table:number-columns-repeated="1022"/>
        </table:table-row>
        <table:table-row table:style-name="ro1">
          <table:table-cell table:style-name="ce4" table:formula="of:=(([.$B$5])^(1/[.$B$4]))*((1-[.$B$4])^(1/[.$B$4]))*([.B22])^(-1/[.$B$4])" office:value-type="float" office:value="0.702331961591221" calcext:value-type="float">
            <text:p>0.702331961591221</text:p>
          </table:table-cell>
          <table:table-cell table:style-name="ce4" office:value-type="float" office:value="1.5" calcext:value-type="float">
            <text:p>1.5</text:p>
          </table:table-cell>
          <table:table-cell>
            <draw:frame table:end-cell-address="'2.2'.H40" table:end-x="2.95pt" table:end-y="2.98pt" draw:z-index="1" draw:name="Chart 2" draw:style-name="gr1" draw:text-style-name="P1" svg:width="449.97pt" svg:height="278.22pt" svg:x="57.74pt" svg:y="8.25pt">
              <draw:object draw:notify-on-update-of-ranges="'2.2'.A30:'2.2'.A45 '2.2'.B29:'2.2'.B29 '2.2'.B30:'2.2'.B4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table:style-name="ce4" table:formula="of:=(([.$B$5])^(1/[.$B$4]))*((1-[.$B$4])^(1/[.$B$4]))*([.B23])^(-1/[.$B$4])" office:value-type="float" office:value="0.578703703703704" calcext:value-type="float">
            <text:p>0.578703703703704</text:p>
          </table:table-cell>
          <table:table-cell table:style-name="ce4" office:value-type="float" office:value="1.6" calcext:value-type="float">
            <text:p>1.6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Question 2.5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" office:value-type="string" calcext:value-type="string">
            <text:p>ε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w/p</text:p>
          </table:table-cell>
          <table:table-cell table:number-columns-repeated="1022"/>
        </table:table-row>
        <table:table-row table:style-name="ro1">
          <table:table-cell table:style-name="ce4" table:formula="of:=(1/([.$B$27])^(1/[.$B$26]))*([.B30])^(1/[.$B$26])" office:value-type="float" office:value="0.549280271653059" calcext:value-type="float">
            <text:p>0.549280271653059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table:style-name="ce4" table:formula="of:=(1/([.$B$27])^(1/[.$B$26]))*([.B31])^(1/[.$B$26])" office:value-type="float" office:value="0.630957344480193" calcext:value-type="float">
            <text:p>0.63095734448019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4" table:formula="of:=(1/([.$B$27])^(1/[.$B$26]))*([.B32])^(1/[.$B$26])" office:value-type="float" office:value="0.684255428918632" calcext:value-type="float">
            <text:p>0.684255428918632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table:style-name="ce4" table:formula="of:=(1/([.$B$27])^(1/[.$B$26]))*([.B33])^(1/[.$B$26])" office:value-type="float" office:value="0.724779663677696" calcext:value-type="float">
            <text:p>0.724779663677696</text:p>
          </table:table-cell>
          <table:table-cell table:style-name="ce4"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style-name="ce4" table:formula="of:=(1/([.$B$27])^(1/[.$B$26]))*([.B34])^(1/[.$B$26])" office:value-type="float" office:value="0.757858283255199" calcext:value-type="float">
            <text:p>0.757858283255199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4" table:formula="of:=(1/([.$B$27])^(1/[.$B$26]))*([.B35])^(1/[.$B$26])" office:value-type="float" office:value="0.786003085596623" calcext:value-type="float">
            <text:p>0.786003085596623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4" table:formula="of:=(1/([.$B$27])^(1/[.$B$26]))*([.B36])^(1/[.$B$26])" office:value-type="float" office:value="0.810613083098949" calcext:value-type="float">
            <text:p>0.810613083098949</text:p>
          </table:table-cell>
          <table:table-cell table:style-name="ce4"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table:style-name="ce4" table:formula="of:=(1/([.$B$27])^(1/[.$B$26]))*([.B37])^(1/[.$B$26])" office:value-type="float" office:value="0.832553207401873" calcext:value-type="float">
            <text:p>0.832553207401873</text:p>
          </table:table-cell>
          <table:table-cell table:style-name="ce4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4" table:formula="of:=(1/([.$B$27])^(1/[.$B$26]))*([.B38])^(1/[.$B$26])" office:value-type="float" office:value="0.852398158403826" calcext:value-type="float">
            <text:p>0.852398158403826</text:p>
          </table:table-cell>
          <table:table-cell table:style-name="ce4"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table:style-name="ce4" table:formula="of:=(1/([.$B$27])^(1/[.$B$26]))*([.B39])^(1/[.$B$26])" office:value-type="float" office:value="0.870550563296124" calcext:value-type="float">
            <text:p>0.87055056329612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" table:formula="of:=(1/([.$B$27])^(1/[.$B$26]))*([.B40])^(1/[.$B$26])" office:value-type="float" office:value="0.887304201366326" calcext:value-type="float">
            <text:p>0.887304201366326</text:p>
          </table:table-cell>
          <table:table-cell table:style-name="ce4"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table:style-name="ce4" table:formula="of:=(1/([.$B$27])^(1/[.$B$26]))*([.B41])^(1/[.$B$26])" office:value-type="float" office:value="0.902880451447434" calcext:value-type="float">
            <text:p>0.902880451447434</text:p>
          </table:table-cell>
          <table:table-cell table:style-name="ce4"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table:style-name="ce4" table:formula="of:=(1/([.$B$27])^(1/[.$B$26]))*([.B42])^(1/[.$B$26])" office:value-type="float" office:value="0.917450562610498" calcext:value-type="float">
            <text:p>0.917450562610498</text:p>
          </table:table-cell>
          <table:table-cell table:style-name="ce4" office:value-type="float" office:value="1.3" calcext:value-type="float">
            <text:p>1.3</text:p>
          </table:table-cell>
          <table:table-cell table:number-columns-repeated="1022"/>
        </table:table-row>
        <table:table-row table:style-name="ro1">
          <table:table-cell table:style-name="ce4" table:formula="of:=(1/([.$B$27])^(1/[.$B$26]))*([.B43])^(1/[.$B$26])" office:value-type="float" office:value="0.931149915094838" calcext:value-type="float">
            <text:p>0.931149915094838</text:p>
          </table:table-cell>
          <table:table-cell table:style-name="ce4" office:value-type="float" office:value="1.4" calcext:value-type="float">
            <text:p>1.4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table:formula="of:=(1/([.$B$27])^(1/[.$B$26]))*([.B44])^(1/[.$B$26])" office:value-type="float" office:value="0.944087511294902" calcext:value-type="float">
            <text:p>0.944087511294902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4" table:formula="of:=(1/([.$B$27])^(1/[.$B$26]))*([.B45])^(1/[.$B$26])" office:value-type="float" office:value="0.956352499790037" calcext:value-type="float">
            <text:p>0.956352499790037</text:p>
          </table:table-cell>
          <table:table-cell table:style-name="ce4" office:value-type="float" office:value="1.6" calcext:value-type="float">
            <text:p>1.6</text:p>
          </table:table-cell>
          <table:table-cell table:style-name="ce4" table:number-columns-repeated="2"/>
          <table:table-cell table:number-columns-repeated="1020"/>
        </table:table-row>
        <table:table-row table:style-name="ro1" table:number-rows-repeated="955">
          <table:table-cell table:style-name="ce4" table:number-columns-repeated="4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4" table:style-name="ta2">
        <table:table-column table:style-name="co5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Labor Demand</text:p>
          </table:table-cell>
          <table:table-cell table:style-name="ce4"/>
          <table:table-cell table:style-name="ce2" office:value-type="string" calcext:value-type="string">
            <text:p>Labor Supply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3" office:value-type="string" calcext:value-type="string">
            <text:p>α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3" office:value-type="string" calcext:value-type="string">
            <text:p>ε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B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w/p / Ls</text:p>
          </table:table-cell>
          <table:table-cell table:style-name="ce3" office:value-type="string" calcext:value-type="string">
            <text:p>w/p / Ld</text:p>
          </table:table-cell>
          <table:table-cell table:number-columns-repeated="1021"/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style-name="ce4" table:formula="of:=[.$D$5]*[.A8]^([.$D$4])" office:value-type="float" office:value="0.33614" calcext:value-type="float">
            <text:p>0.33614</text:p>
          </table:table-cell>
          <table:table-cell table:style-name="ce4" table:formula="of:=[.$B$5]*(1-[.$B$4])*[.A8]^(-[.$B$4])" office:value-type="float" office:value="1.50166384059147" calcext:value-type="float">
            <text:p>1.50166384059147</text:p>
          </table:table-cell>
          <table:table-cell table:number-columns-repeated="2"/>
          <table:table-cell>
            <draw:frame table:end-cell-address="'2.4'.K25" table:end-x="69.45pt" table:end-y="10.46pt" draw:z-index="0" draw:name="Chart 3" draw:style-name="gr1" draw:text-style-name="P1" svg:width="449.97pt" svg:height="278.22pt" svg:x="20.24pt" svg:y="0pt">
              <draw:object draw:notify-on-update-of-ranges="'2.4'.A8:'2.4'.A50 '2.4'.B7:'2.4'.B7 '2.4'.B8:'2.4'.B50 '2.4'.C7:'2.4'.C7 '2.4'.C8:'2.4'.C5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4" office:value-type="float" office:value="0.71" calcext:value-type="float">
            <text:p>0.71</text:p>
          </table:table-cell>
          <table:table-cell table:style-name="ce4" table:formula="of:=[.$D$5]*[.A9]^([.$D$4])" office:value-type="float" office:value="0.3608458702" calcext:value-type="float">
            <text:p>0.3608458702</text:p>
          </table:table-cell>
          <table:table-cell table:style-name="ce4" table:formula="of:=[.$B$5]*(1-[.$B$4])*[.A9]^(-[.$B$4])" office:value-type="float" office:value="1.49458041526853" calcext:value-type="float">
            <text:p>1.49458041526853</text:p>
          </table:table-cell>
          <table:table-cell table:number-columns-repeated="1021"/>
        </table:table-row>
        <table:table-row table:style-name="ro1">
          <table:table-cell table:style-name="ce4" office:value-type="float" office:value="0.72" calcext:value-type="float">
            <text:p>0.72</text:p>
          </table:table-cell>
          <table:table-cell table:style-name="ce4" table:formula="of:=[.$D$5]*[.A10]^([.$D$4])" office:value-type="float" office:value="0.3869835264" calcext:value-type="float">
            <text:p>0.3869835264</text:p>
          </table:table-cell>
          <table:table-cell table:style-name="ce4" table:formula="of:=[.$B$5]*(1-[.$B$4])*[.A10]^(-[.$B$4])" office:value-type="float" office:value="1.48762877796038" calcext:value-type="float">
            <text:p>1.48762877796038</text:p>
          </table:table-cell>
          <table:table-cell table:number-columns-repeated="1021"/>
        </table:table-row>
        <table:table-row table:style-name="ro1">
          <table:table-cell table:style-name="ce4" office:value-type="float" office:value="0.73" calcext:value-type="float">
            <text:p>0.73</text:p>
          </table:table-cell>
          <table:table-cell table:style-name="ce4" table:formula="of:=[.$D$5]*[.A11]^([.$D$4])" office:value-type="float" office:value="0.4146143186" calcext:value-type="float">
            <text:p>0.4146143186</text:p>
          </table:table-cell>
          <table:table-cell table:style-name="ce4" table:formula="of:=[.$B$5]*(1-[.$B$4])*[.A11]^(-[.$B$4])" office:value-type="float" office:value="1.48080469679092" calcext:value-type="float">
            <text:p>1.48080469679092</text:p>
          </table:table-cell>
          <table:table-cell table:number-columns-repeated="1021"/>
        </table:table-row>
        <table:table-row table:style-name="ro1">
          <table:table-cell table:style-name="ce4" office:value-type="float" office:value="0.74" calcext:value-type="float">
            <text:p>0.74</text:p>
          </table:table-cell>
          <table:table-cell table:style-name="ce4" table:formula="of:=[.$D$5]*[.A12]^([.$D$4])" office:value-type="float" office:value="0.4438013248" calcext:value-type="float">
            <text:p>0.4438013248</text:p>
          </table:table-cell>
          <table:table-cell table:style-name="ce4" table:formula="of:=[.$B$5]*(1-[.$B$4])*[.A12]^(-[.$B$4])" office:value-type="float" office:value="1.47410413138035" calcext:value-type="float">
            <text:p>1.47410413138035</text:p>
          </table:table-cell>
          <table:table-cell table:number-columns-repeated="1021"/>
        </table:table-row>
        <table:table-row table:style-name="ro1">
          <table:table-cell table:style-name="ce4" office:value-type="float" office:value="0.75" calcext:value-type="float">
            <text:p>0.75</text:p>
          </table:table-cell>
          <table:table-cell table:style-name="ce4" table:formula="of:=[.$D$5]*[.A13]^([.$D$4])" office:value-type="float" office:value="0.474609375" calcext:value-type="float">
            <text:p>0.474609375</text:p>
          </table:table-cell>
          <table:table-cell table:style-name="ce4" table:formula="of:=[.$B$5]*(1-[.$B$4])*[.A13]^(-[.$B$4])" office:value-type="float" office:value="1.46752322173095" calcext:value-type="float">
            <text:p>1.46752322173095</text:p>
          </table:table-cell>
          <table:table-cell table:number-columns-repeated="1021"/>
        </table:table-row>
        <table:table-row table:style-name="ro1">
          <table:table-cell table:style-name="ce4" office:value-type="float" office:value="0.76" calcext:value-type="float">
            <text:p>0.76</text:p>
          </table:table-cell>
          <table:table-cell table:style-name="ce4" table:formula="of:=[.$D$5]*[.A14]^([.$D$4])" office:value-type="float" office:value="0.5071050752" calcext:value-type="float">
            <text:p>0.5071050752</text:p>
          </table:table-cell>
          <table:table-cell table:style-name="ce4" table:formula="of:=[.$B$5]*(1-[.$B$4])*[.A14]^(-[.$B$4])" office:value-type="float" office:value="1.46105827789623" calcext:value-type="float">
            <text:p>1.46105827789623</text:p>
          </table:table-cell>
          <table:table-cell table:number-columns-repeated="1021"/>
        </table:table-row>
        <table:table-row table:style-name="ro1">
          <table:table-cell table:style-name="ce4" office:value-type="float" office:value="0.77" calcext:value-type="float">
            <text:p>0.77</text:p>
          </table:table-cell>
          <table:table-cell table:style-name="ce4" table:formula="of:=[.$D$5]*[.A15]^([.$D$4])" office:value-type="float" office:value="0.5413568314" calcext:value-type="float">
            <text:p>0.5413568314</text:p>
          </table:table-cell>
          <table:table-cell table:style-name="ce4" table:formula="of:=[.$B$5]*(1-[.$B$4])*[.A15]^(-[.$B$4])" office:value-type="float" office:value="1.45470577036892" calcext:value-type="float">
            <text:p>1.45470577036892</text:p>
          </table:table-cell>
          <table:table-cell table:number-columns-repeated="1021"/>
        </table:table-row>
        <table:table-row table:style-name="ro1">
          <table:table-cell table:style-name="ce4" office:value-type="float" office:value="0.78" calcext:value-type="float">
            <text:p>0.78</text:p>
          </table:table-cell>
          <table:table-cell table:style-name="ce4" table:formula="of:=[.$D$5]*[.A16]^([.$D$4])" office:value-type="float" office:value="0.5774348736" calcext:value-type="float">
            <text:p>0.5774348736</text:p>
          </table:table-cell>
          <table:table-cell table:style-name="ce4" table:formula="of:=[.$B$5]*(1-[.$B$4])*[.A16]^(-[.$B$4])" office:value-type="float" office:value="1.4484623211289" calcext:value-type="float">
            <text:p>1.4484623211289</text:p>
          </table:table-cell>
          <table:table-cell table:number-columns-repeated="1021"/>
        </table:table-row>
        <table:table-row table:style-name="ro1">
          <table:table-cell table:style-name="ce4" office:value-type="float" office:value="0.79" calcext:value-type="float">
            <text:p>0.79</text:p>
          </table:table-cell>
          <table:table-cell table:style-name="ce4" table:formula="of:=[.$D$5]*[.A17]^([.$D$4])" office:value-type="float" office:value="0.6154112798" calcext:value-type="float">
            <text:p>0.6154112798</text:p>
          </table:table-cell>
          <table:table-cell table:style-name="ce4" table:formula="of:=[.$B$5]*(1-[.$B$4])*[.A17]^(-[.$B$4])" office:value-type="float" office:value="1.44232469529818" calcext:value-type="float">
            <text:p>1.44232469529818</text:p>
          </table:table-cell>
          <table:table-cell table:number-columns-repeated="1021"/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style-name="ce4" table:formula="of:=[.$D$5]*[.A18]^([.$D$4])" office:value-type="float" office:value="0.65536" calcext:value-type="float">
            <text:p>0.65536</text:p>
          </table:table-cell>
          <table:table-cell table:style-name="ce4" table:formula="of:=[.$B$5]*(1-[.$B$4])*[.A18]^(-[.$B$4])" office:value-type="float" office:value="1.43628979335459" calcext:value-type="float">
            <text:p>1.43628979335459</text:p>
          </table:table-cell>
          <table:table-cell table:number-columns-repeated="1021"/>
        </table:table-row>
        <table:table-row table:style-name="ro1">
          <table:table-cell table:style-name="ce4" office:value-type="float" office:value="0.81" calcext:value-type="float">
            <text:p>0.81</text:p>
          </table:table-cell>
          <table:table-cell table:style-name="ce4" table:formula="of:=[.$D$5]*[.A19]^([.$D$4])" office:value-type="float" office:value="0.6973568802" calcext:value-type="float">
            <text:p>0.6973568802</text:p>
          </table:table-cell>
          <table:table-cell table:style-name="ce4" table:formula="of:=[.$B$5]*(1-[.$B$4])*[.A19]^(-[.$B$4])" office:value-type="float" office:value="1.43035464386019" calcext:value-type="float">
            <text:p>1.43035464386019</text:p>
          </table:table-cell>
          <table:table-cell table:number-columns-repeated="1021"/>
        </table:table-row>
        <table:table-row table:style-name="ro1">
          <table:table-cell table:style-name="ce4" office:value-type="float" office:value="0.82" calcext:value-type="float">
            <text:p>0.82</text:p>
          </table:table-cell>
          <table:table-cell table:style-name="ce4" table:formula="of:=[.$D$5]*[.A20]^([.$D$4])" office:value-type="float" office:value="0.7414796864" calcext:value-type="float">
            <text:p>0.7414796864</text:p>
          </table:table-cell>
          <table:table-cell table:style-name="ce4" table:formula="of:=[.$B$5]*(1-[.$B$4])*[.A20]^(-[.$B$4])" office:value-type="float" office:value="1.42451639666472" calcext:value-type="float">
            <text:p>1.42451639666472</text:p>
          </table:table-cell>
          <table:table-cell table:number-columns-repeated="1021"/>
        </table:table-row>
        <table:table-row table:style-name="ro1">
          <table:table-cell table:style-name="ce4" office:value-type="float" office:value="0.83" calcext:value-type="float">
            <text:p>0.83</text:p>
          </table:table-cell>
          <table:table-cell table:style-name="ce4" table:formula="of:=[.$D$5]*[.A21]^([.$D$4])" office:value-type="float" office:value="0.7878081286" calcext:value-type="float">
            <text:p>0.7878081286</text:p>
          </table:table-cell>
          <table:table-cell table:style-name="ce4" table:formula="of:=[.$B$5]*(1-[.$B$4])*[.A21]^(-[.$B$4])" office:value-type="float" office:value="1.41877231654746" calcext:value-type="float">
            <text:p>1.41877231654746</text:p>
          </table:table-cell>
          <table:table-cell table:number-columns-repeated="1021"/>
        </table:table-row>
        <table:table-row table:style-name="ro1">
          <table:table-cell table:style-name="ce4" office:value-type="float" office:value="0.84" calcext:value-type="float">
            <text:p>0.84</text:p>
          </table:table-cell>
          <table:table-cell table:style-name="ce4" table:formula="of:=[.$D$5]*[.A22]^([.$D$4])" office:value-type="float" office:value="0.8364238848" calcext:value-type="float">
            <text:p>0.8364238848</text:p>
          </table:table-cell>
          <table:table-cell table:style-name="ce4" table:formula="of:=[.$B$5]*(1-[.$B$4])*[.A22]^(-[.$B$4])" office:value-type="float" office:value="1.41311977726444" calcext:value-type="float">
            <text:p>1.41311977726444</text:p>
          </table:table-cell>
          <table:table-cell table:number-columns-repeated="1021"/>
        </table:table-row>
        <table:table-row table:style-name="ro1">
          <table:table-cell table:style-name="ce4" office:value-type="float" office:value="0.85" calcext:value-type="float">
            <text:p>0.85</text:p>
          </table:table-cell>
          <table:table-cell table:style-name="ce4" table:formula="of:=[.$D$5]*[.A23]^([.$D$4])" office:value-type="float" office:value="0.887410625" calcext:value-type="float">
            <text:p>0.887410625</text:p>
          </table:table-cell>
          <table:table-cell table:style-name="ce4" table:formula="of:=[.$B$5]*(1-[.$B$4])*[.A23]^(-[.$B$4])" office:value-type="float" office:value="1.40755625597067" calcext:value-type="float">
            <text:p>1.40755625597067</text:p>
          </table:table-cell>
          <table:table-cell table:number-columns-repeated="1021"/>
        </table:table-row>
        <table:table-row table:style-name="ro1">
          <table:table-cell table:style-name="ce4" office:value-type="float" office:value="0.86" calcext:value-type="float">
            <text:p>0.86</text:p>
          </table:table-cell>
          <table:table-cell table:style-name="ce4" table:formula="of:=[.$D$5]*[.A24]^([.$D$4])" office:value-type="float" office:value="0.9408540352" calcext:value-type="float">
            <text:p>0.9408540352</text:p>
          </table:table-cell>
          <table:table-cell table:style-name="ce4" table:formula="of:=[.$B$5]*(1-[.$B$4])*[.A24]^(-[.$B$4])" office:value-type="float" office:value="1.40207932798963" calcext:value-type="float">
            <text:p>1.40207932798963</text:p>
          </table:table-cell>
          <table:table-cell table:number-columns-repeated="1021"/>
        </table:table-row>
        <table:table-row table:style-name="ro1">
          <table:table-cell table:style-name="ce4" office:value-type="float" office:value="0.87" calcext:value-type="float">
            <text:p>0.87</text:p>
          </table:table-cell>
          <table:table-cell table:style-name="ce4" table:formula="of:=[.$D$5]*[.A25]^([.$D$4])" office:value-type="float" office:value="0.9968418414" calcext:value-type="float">
            <text:p>0.9968418414</text:p>
          </table:table-cell>
          <table:table-cell table:style-name="ce4" table:formula="of:=[.$B$5]*(1-[.$B$4])*[.A25]^(-[.$B$4])" office:value-type="float" office:value="1.39668666190462" calcext:value-type="float">
            <text:p>1.39668666190462</text:p>
          </table:table-cell>
          <table:table-cell table:number-columns-repeated="1021"/>
        </table:table-row>
        <table:table-row table:style-name="ro1">
          <table:table-cell table:style-name="ce4" office:value-type="float" office:value="0.88" calcext:value-type="float">
            <text:p>0.88</text:p>
          </table:table-cell>
          <table:table-cell table:style-name="ce4" table:formula="of:=[.$D$5]*[.A26]^([.$D$4])" office:value-type="float" office:value="1.0554638336" calcext:value-type="float">
            <text:p>1.0554638336</text:p>
          </table:table-cell>
          <table:table-cell table:style-name="ce4" table:formula="of:=[.$B$5]*(1-[.$B$4])*[.A26]^(-[.$B$4])" office:value-type="float" office:value="1.39137601494882" calcext:value-type="float">
            <text:p>1.39137601494882</text:p>
          </table:table-cell>
          <table:table-cell table:number-columns-repeated="1021"/>
        </table:table-row>
        <table:table-row table:style-name="ro1">
          <table:table-cell table:style-name="ce4" office:value-type="float" office:value="0.89" calcext:value-type="float">
            <text:p>0.89</text:p>
          </table:table-cell>
          <table:table-cell table:style-name="ce4" table:formula="of:=[.$D$5]*[.A27]^([.$D$4])" office:value-type="float" office:value="1.1168118898" calcext:value-type="float">
            <text:p>1.1168118898</text:p>
          </table:table-cell>
          <table:table-cell table:style-name="ce4" table:formula="of:=[.$B$5]*(1-[.$B$4])*[.A27]^(-[.$B$4])" office:value-type="float" office:value="1.38614522867256" calcext:value-type="float">
            <text:p>1.38614522867256</text:p>
          </table:table-cell>
          <table:table-cell table:number-columns-repeated="1021"/>
        </table:table-row>
        <table:table-row table:style-name="ro1">
          <table:table-cell table:style-name="ce4" office:value-type="float" office:value="0.9" calcext:value-type="float">
            <text:p>0.9</text:p>
          </table:table-cell>
          <table:table-cell table:style-name="ce4" table:formula="of:=[.$D$5]*[.A28]^([.$D$4])" office:value-type="float" office:value="1.18098" calcext:value-type="float">
            <text:p>1.18098</text:p>
          </table:table-cell>
          <table:table-cell table:style-name="ce4" table:formula="of:=[.$B$5]*(1-[.$B$4])*[.A28]^(-[.$B$4])" office:value-type="float" office:value="1.38099222486838" calcext:value-type="float">
            <text:p>1.38099222486838</text:p>
          </table:table-cell>
          <table:table-cell table:number-columns-repeated="1021"/>
        </table:table-row>
        <table:table-row table:style-name="ro1">
          <table:table-cell table:style-name="ce4" office:value-type="float" office:value="0.91" calcext:value-type="float">
            <text:p>0.91</text:p>
          </table:table-cell>
          <table:table-cell table:style-name="ce4" table:formula="of:=[.$D$5]*[.A29]^([.$D$4])" office:value-type="float" office:value="1.2480642902" calcext:value-type="float">
            <text:p>1.2480642902</text:p>
          </table:table-cell>
          <table:table-cell table:style-name="ce4" table:formula="of:=[.$B$5]*(1-[.$B$4])*[.A29]^(-[.$B$4])" office:value-type="float" office:value="1.37591500173581" calcext:value-type="float">
            <text:p>1.37591500173581</text:p>
          </table:table-cell>
          <table:table-cell table:number-columns-repeated="1021"/>
        </table:table-row>
        <table:table-row table:style-name="ro1">
          <table:table-cell table:style-name="ce4" office:value-type="float" office:value="0.92" calcext:value-type="float">
            <text:p>0.92</text:p>
          </table:table-cell>
          <table:table-cell table:style-name="ce4" table:formula="of:=[.$D$5]*[.A30]^([.$D$4])" office:value-type="float" office:value="1.3181630464" calcext:value-type="float">
            <text:p>1.3181630464</text:p>
          </table:table-cell>
          <table:table-cell table:style-name="ce4" table:formula="of:=[.$B$5]*(1-[.$B$4])*[.A30]^(-[.$B$4])" office:value-type="float" office:value="1.37091163026924" calcext:value-type="float">
            <text:p>1.37091163026924</text:p>
          </table:table-cell>
          <table:table-cell table:number-columns-repeated="1021"/>
        </table:table-row>
        <table:table-row table:style-name="ro1">
          <table:table-cell table:style-name="ce4" office:value-type="float" office:value="0.93" calcext:value-type="float">
            <text:p>0.93</text:p>
          </table:table-cell>
          <table:table-cell table:style-name="ce4" table:formula="of:=[.$D$5]*[.A31]^([.$D$4])" office:value-type="float" office:value="1.3913767386" calcext:value-type="float">
            <text:p>1.3913767386</text:p>
          </table:table-cell>
          <table:table-cell table:style-name="ce4" table:formula="of:=[.$B$5]*(1-[.$B$4])*[.A31]^(-[.$B$4])" office:value-type="float" office:value="1.36598025085371" calcext:value-type="float">
            <text:p>1.36598025085371</text:p>
          </table:table-cell>
          <table:table-cell table:number-columns-repeated="1021"/>
        </table:table-row>
        <table:table-row table:style-name="ro1">
          <table:table-cell table:style-name="ce4" office:value-type="float" office:value="0.94" calcext:value-type="float">
            <text:p>0.94</text:p>
          </table:table-cell>
          <table:table-cell table:style-name="ce4" table:formula="of:=[.$D$5]*[.A32]^([.$D$4])" office:value-type="float" office:value="1.4678080448" calcext:value-type="float">
            <text:p>1.4678080448</text:p>
          </table:table-cell>
          <table:table-cell table:style-name="ce4" table:formula="of:=[.$B$5]*(1-[.$B$4])*[.A32]^(-[.$B$4])" office:value-type="float" office:value="1.3611190700546" calcext:value-type="float">
            <text:p>1.3611190700546</text:p>
          </table:table-cell>
          <table:table-cell table:number-columns-repeated="1021"/>
        </table:table-row>
        <table:table-row table:style-name="ro1">
          <table:table-cell table:style-name="ce4" office:value-type="float" office:value="0.949999999999999" calcext:value-type="float">
            <text:p>0.949999999999999</text:p>
          </table:table-cell>
          <table:table-cell table:style-name="ce4" table:formula="of:=[.$D$5]*[.A33]^([.$D$4])" office:value-type="float" office:value="1.54756187499999" calcext:value-type="float">
            <text:p>1.54756187499999</text:p>
          </table:table-cell>
          <table:table-cell table:style-name="ce4" table:formula="of:=[.$B$5]*(1-[.$B$4])*[.A33]^(-[.$B$4])" office:value-type="float" office:value="1.35632635758814" calcext:value-type="float">
            <text:p>1.35632635758814</text:p>
          </table:table-cell>
          <table:table-cell table:number-columns-repeated="1021"/>
        </table:table-row>
        <table:table-row table:style-name="ro1">
          <table:table-cell table:style-name="ce4" office:value-type="float" office:value="0.959999999999999" calcext:value-type="float">
            <text:p>0.959999999999999</text:p>
          </table:table-cell>
          <table:table-cell table:style-name="ce4" table:formula="of:=[.$D$5]*[.A34]^([.$D$4])" office:value-type="float" office:value="1.63074539519999" calcext:value-type="float">
            <text:p>1.63074539519999</text:p>
          </table:table-cell>
          <table:table-cell table:style-name="ce4" table:formula="of:=[.$B$5]*(1-[.$B$4])*[.A34]^(-[.$B$4])" office:value-type="float" office:value="1.35160044346076" calcext:value-type="float">
            <text:p>1.35160044346076</text:p>
          </table:table-cell>
          <table:table-cell table:number-columns-repeated="1021"/>
        </table:table-row>
        <table:table-row table:style-name="ro1">
          <table:table-cell table:style-name="ce4" office:value-type="float" office:value="0.969999999999999" calcext:value-type="float">
            <text:p>0.969999999999999</text:p>
          </table:table-cell>
          <table:table-cell table:style-name="ce4" table:formula="of:=[.$D$5]*[.A35]^([.$D$4])" office:value-type="float" office:value="1.71746805139999" calcext:value-type="float">
            <text:p>1.71746805139999</text:p>
          </table:table-cell>
          <table:table-cell table:style-name="ce4" table:formula="of:=[.$B$5]*(1-[.$B$4])*[.A35]^(-[.$B$4])" office:value-type="float" office:value="1.34693971526642" calcext:value-type="float">
            <text:p>1.34693971526642</text:p>
          </table:table-cell>
          <table:table-cell table:number-columns-repeated="1021"/>
        </table:table-row>
        <table:table-row table:style-name="ro1">
          <table:table-cell table:style-name="ce4" office:value-type="float" office:value="0.979999999999999" calcext:value-type="float">
            <text:p>0.979999999999999</text:p>
          </table:table-cell>
          <table:table-cell table:style-name="ce4" table:formula="of:=[.$D$5]*[.A36]^([.$D$4])" office:value-type="float" office:value="1.80784159359999" calcext:value-type="float">
            <text:p>1.80784159359999</text:p>
          </table:table-cell>
          <table:table-cell table:style-name="ce4" table:formula="of:=[.$B$5]*(1-[.$B$4])*[.A36]^(-[.$B$4])" office:value-type="float" office:value="1.34234261563141" calcext:value-type="float">
            <text:p>1.34234261563141</text:p>
          </table:table-cell>
          <table:table-cell table:number-columns-repeated="1021"/>
        </table:table-row>
        <table:table-row table:style-name="ro1">
          <table:table-cell table:style-name="ce4" office:value-type="float" office:value="0.989999999999999" calcext:value-type="float">
            <text:p>0.989999999999999</text:p>
          </table:table-cell>
          <table:table-cell table:style-name="ce4" table:formula="of:=[.$D$5]*[.A37]^([.$D$4])" office:value-type="float" office:value="1.90198009979999" calcext:value-type="float">
            <text:p>1.90198009979999</text:p>
          </table:table-cell>
          <table:table-cell table:style-name="ce4" table:formula="of:=[.$B$5]*(1-[.$B$4])*[.A37]^(-[.$B$4])" office:value-type="float" office:value="1.33780763979731" calcext:value-type="float">
            <text:p>1.33780763979731</text:p>
          </table:table-cell>
          <table:table-cell table:number-columns-repeated="1021"/>
        </table:table-row>
        <table:table-row table:style-name="ro1">
          <table:table-cell table:style-name="ce4" office:value-type="float" office:value="0.999999999999999" calcext:value-type="float">
            <text:p>0.999999999999999</text:p>
          </table:table-cell>
          <table:table-cell table:style-name="ce4" table:formula="of:=[.$D$5]*[.A38]^([.$D$4])" office:value-type="float" office:value="1.99999999999999" calcext:value-type="float">
            <text:p>1.99999999999999</text:p>
          </table:table-cell>
          <table:table-cell table:style-name="ce4" table:formula="of:=[.$B$5]*(1-[.$B$4])*[.A38]^(-[.$B$4])" office:value-type="float" office:value="1.33333333333333" calcext:value-type="float">
            <text:p>1.33333333333333</text:p>
          </table:table-cell>
          <table:table-cell table:number-columns-repeated="1021"/>
        </table:table-row>
        <table:table-row table:style-name="ro1">
          <table:table-cell table:style-name="ce4" office:value-type="float" office:value="1.01" calcext:value-type="float">
            <text:p>1.01</text:p>
          </table:table-cell>
          <table:table-cell table:style-name="ce4" table:formula="of:=[.$D$5]*[.A39]^([.$D$4])" office:value-type="float" office:value="2.1020201002" calcext:value-type="float">
            <text:p>2.1020201002</text:p>
          </table:table-cell>
          <table:table-cell table:style-name="ce4" table:formula="of:=[.$B$5]*(1-[.$B$4])*[.A39]^(-[.$B$4])" office:value-type="float" office:value="1.32891828996979" calcext:value-type="float">
            <text:p>1.32891828996979</text:p>
          </table:table-cell>
          <table:table-cell table:number-columns-repeated="1021"/>
        </table:table-row>
        <table:table-row table:style-name="ro1">
          <table:table-cell table:style-name="ce4" office:value-type="float" office:value="1.02" calcext:value-type="float">
            <text:p>1.02</text:p>
          </table:table-cell>
          <table:table-cell table:style-name="ce4" table:formula="of:=[.$D$5]*[.A40]^([.$D$4])" office:value-type="float" office:value="2.2081616064" calcext:value-type="float">
            <text:p>2.2081616064</text:p>
          </table:table-cell>
          <table:table-cell table:style-name="ce4" table:formula="of:=[.$B$5]*(1-[.$B$4])*[.A40]^(-[.$B$4])" office:value-type="float" office:value="1.32456114954529" calcext:value-type="float">
            <text:p>1.32456114954529</text:p>
          </table:table-cell>
          <table:table-cell table:number-columns-repeated="1021"/>
        </table:table-row>
        <table:table-row table:style-name="ro1">
          <table:table-cell table:style-name="ce4" office:value-type="float" office:value="1.03" calcext:value-type="float">
            <text:p>1.03</text:p>
          </table:table-cell>
          <table:table-cell table:style-name="ce4" table:formula="of:=[.$D$5]*[.A41]^([.$D$4])" office:value-type="float" office:value="2.3185481486" calcext:value-type="float">
            <text:p>2.3185481486</text:p>
          </table:table-cell>
          <table:table-cell table:style-name="ce4" table:formula="of:=[.$B$5]*(1-[.$B$4])*[.A41]^(-[.$B$4])" office:value-type="float" office:value="1.32026059606056" calcext:value-type="float">
            <text:p>1.32026059606056</text:p>
          </table:table-cell>
          <table:table-cell table:number-columns-repeated="1021"/>
        </table:table-row>
        <table:table-row table:style-name="ro1">
          <table:table-cell table:style-name="ce4" office:value-type="float" office:value="1.04" calcext:value-type="float">
            <text:p>1.04</text:p>
          </table:table-cell>
          <table:table-cell table:style-name="ce4" table:formula="of:=[.$D$5]*[.A42]^([.$D$4])" office:value-type="float" office:value="2.4333058048" calcext:value-type="float">
            <text:p>2.4333058048</text:p>
          </table:table-cell>
          <table:table-cell table:style-name="ce4" table:formula="of:=[.$B$5]*(1-[.$B$4])*[.A42]^(-[.$B$4])" office:value-type="float" office:value="1.31601535583238" calcext:value-type="float">
            <text:p>1.31601535583238</text:p>
          </table:table-cell>
          <table:table-cell table:number-columns-repeated="1021"/>
        </table:table-row>
        <table:table-row table:style-name="ro1">
          <table:table-cell table:style-name="ce4" office:value-type="float" office:value="1.05" calcext:value-type="float">
            <text:p>1.05</text:p>
          </table:table-cell>
          <table:table-cell table:style-name="ce4" table:formula="of:=[.$D$5]*[.A43]^([.$D$4])" office:value-type="float" office:value="2.552563125" calcext:value-type="float">
            <text:p>2.552563125</text:p>
          </table:table-cell>
          <table:table-cell table:style-name="ce4" table:formula="of:=[.$B$5]*(1-[.$B$4])*[.A43]^(-[.$B$4])" office:value-type="float" office:value="1.3118241957416" calcext:value-type="float">
            <text:p>1.3118241957416</text:p>
          </table:table-cell>
          <table:table-cell table:number-columns-repeated="1021"/>
        </table:table-row>
        <table:table-row table:style-name="ro1">
          <table:table-cell table:style-name="ce4" office:value-type="float" office:value="1.06" calcext:value-type="float">
            <text:p>1.06</text:p>
          </table:table-cell>
          <table:table-cell table:style-name="ce4" table:formula="of:=[.$D$5]*[.A44]^([.$D$4])" office:value-type="float" office:value="2.6764511552" calcext:value-type="float">
            <text:p>2.6764511552</text:p>
          </table:table-cell>
          <table:table-cell table:style-name="ce4" table:formula="of:=[.$B$5]*(1-[.$B$4])*[.A44]^(-[.$B$4])" office:value-type="float" office:value="1.30768592156956" calcext:value-type="float">
            <text:p>1.30768592156956</text:p>
          </table:table-cell>
          <table:table-cell table:number-columns-repeated="1021"/>
        </table:table-row>
        <table:table-row table:style-name="ro1">
          <table:table-cell table:style-name="ce4" office:value-type="float" office:value="1.07" calcext:value-type="float">
            <text:p>1.07</text:p>
          </table:table-cell>
          <table:table-cell table:style-name="ce4" table:formula="of:=[.$D$5]*[.A45]^([.$D$4])" office:value-type="float" office:value="2.8051034614" calcext:value-type="float">
            <text:p>2.8051034614</text:p>
          </table:table-cell>
          <table:table-cell table:style-name="ce4" table:formula="of:=[.$B$5]*(1-[.$B$4])*[.A45]^(-[.$B$4])" office:value-type="float" office:value="1.30359937641775" calcext:value-type="float">
            <text:p>1.30359937641775</text:p>
          </table:table-cell>
          <table:table-cell table:number-columns-repeated="1021"/>
        </table:table-row>
        <table:table-row table:style-name="ro1">
          <table:table-cell table:style-name="ce4" office:value-type="float" office:value="1.08" calcext:value-type="float">
            <text:p>1.08</text:p>
          </table:table-cell>
          <table:table-cell table:style-name="ce4" table:formula="of:=[.$D$5]*[.A46]^([.$D$4])" office:value-type="float" office:value="2.9386561536" calcext:value-type="float">
            <text:p>2.9386561536</text:p>
          </table:table-cell>
          <table:table-cell table:style-name="ce4" table:formula="of:=[.$B$5]*(1-[.$B$4])*[.A46]^(-[.$B$4])" office:value-type="float" office:value="1.29956343920572" calcext:value-type="float">
            <text:p>1.29956343920572</text:p>
          </table:table-cell>
          <table:table-cell table:number-columns-repeated="1021"/>
        </table:table-row>
        <table:table-row table:style-name="ro1">
          <table:table-cell table:style-name="ce4" office:value-type="float" office:value="1.09" calcext:value-type="float">
            <text:p>1.09</text:p>
          </table:table-cell>
          <table:table-cell table:style-name="ce4" table:formula="of:=[.$D$5]*[.A47]^([.$D$4])" office:value-type="float" office:value="3.0772479098" calcext:value-type="float">
            <text:p>3.0772479098</text:p>
          </table:table-cell>
          <table:table-cell table:style-name="ce4" table:formula="of:=[.$B$5]*(1-[.$B$4])*[.A47]^(-[.$B$4])" office:value-type="float" office:value="1.29557702324267" calcext:value-type="float">
            <text:p>1.29557702324267</text:p>
          </table:table-cell>
          <table:table-cell table:number-columns-repeated="1021"/>
        </table:table-row>
        <table:table-row table:style-name="ro1">
          <table:table-cell table:style-name="ce4" office:value-type="float" office:value="1.1" calcext:value-type="float">
            <text:p>1.1</text:p>
          </table:table-cell>
          <table:table-cell table:style-name="ce4" table:formula="of:=[.$D$5]*[.A48]^([.$D$4])" office:value-type="float" office:value="3.22102" calcext:value-type="float">
            <text:p>3.22102</text:p>
          </table:table-cell>
          <table:table-cell table:style-name="ce4" table:formula="of:=[.$B$5]*(1-[.$B$4])*[.A48]^(-[.$B$4])" office:value-type="float" office:value="1.29163907486862" calcext:value-type="float">
            <text:p>1.29163907486862</text:p>
          </table:table-cell>
          <table:table-cell table:number-columns-repeated="1021"/>
        </table:table-row>
        <table:table-row table:style-name="ro1">
          <table:table-cell table:style-name="ce4" office:value-type="float" office:value="1.11" calcext:value-type="float">
            <text:p>1.11</text:p>
          </table:table-cell>
          <table:table-cell table:style-name="ce4" table:formula="of:=[.$D$5]*[.A49]^([.$D$4])" office:value-type="float" office:value="3.3701163102" calcext:value-type="float">
            <text:p>3.3701163102</text:p>
          </table:table-cell>
          <table:table-cell table:style-name="ce4" table:formula="of:=[.$B$5]*(1-[.$B$4])*[.A49]^(-[.$B$4])" office:value-type="float" office:value="1.28774857216095" calcext:value-type="float">
            <text:p>1.28774857216095</text:p>
          </table:table-cell>
          <table:table-cell table:number-columns-repeated="1021"/>
        </table:table-row>
        <table:table-row table:style-name="ro1">
          <table:table-cell table:style-name="ce4" office:value-type="float" office:value="1.12" calcext:value-type="float">
            <text:p>1.12</text:p>
          </table:table-cell>
          <table:table-cell table:style-name="ce4" table:formula="of:=[.$D$5]*[.A50]^([.$D$4])" office:value-type="float" office:value="3.5246833664" calcext:value-type="float">
            <text:p>3.5246833664</text:p>
          </table:table-cell>
          <table:table-cell table:style-name="ce4" table:formula="of:=[.$B$5]*(1-[.$B$4])*[.A50]^(-[.$B$4])" office:value-type="float" office:value="1.28390452370279" calcext:value-type="float">
            <text:p>1.28390452370279</text:p>
          </table:table-cell>
          <table:table-cell table:number-columns-repeated="1021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7" table:style-name="ta3">
        <table:table-column table:style-name="co5" table:number-columns-repeated="1024" table:default-cell-style-name="Default"/>
        <table:table-row table:style-name="ro1">
          <table:table-cell table:style-name="ce6" office:value-type="string" calcext:value-type="string">
            <text:p>ε</text:p>
          </table:table-cell>
          <table:table-cell table:style-name="ce5" office:value-type="float" office:value="5" calcext:value-type="float">
            <text:p>5.00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α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B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6"/>
          <table:table-cell table:style-name="ce4" table:number-columns-repeated="3"/>
          <table:table-cell table:number-columns-repeated="1020"/>
        </table:table-row>
        <table:table-row table:style-name="ro1">
          <table:table-cell table:style-name="ce6" office:value-type="string" calcext:value-type="string">
            <text:p>A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A2</text:p>
          </table:table-cell>
          <table:table-cell table:style-name="ce4" office:value-type="float" office:value="1.9" calcext:value-type="float">
            <text:p>1.9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w/p</text:p>
          </table:table-cell>
          <table:table-cell table:number-columns-repeated="2"/>
          <table:table-cell table:style-name="ce3" office:value-type="string" calcext:value-type="string">
            <text:p>Log formula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A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((1-[.$B$2])^(1/([.$B$2]+[.$B$1])))*([.$B$5]^(1/([.$B$2]+[.$B$1])))*([.$B$3]^(-1/([.$B$2]+[.$B$1])))" office:value-type="float" office:value="0.926793307280354" calcext:value-type="float">
            <text:p>0.926793307280354</text:p>
          </table:table-cell>
          <table:table-cell table:style-name="ce4" table:formula="of:=((1-[.$B$2])^([.$B$1]/([.$B$2]+[.$B$1])))*([.$B$5]^([.$B$1]/([.$B$2]+[.$B$1])))*([.$B$3]^([.$B$2]/([.$B$2]+[.$B$1])))" office:value-type="float" office:value="1.36755386195524" calcext:value-type="float">
            <text:p>1.36755386195524</text:p>
          </table:table-cell>
          <table:table-cell table:number-columns-repeated="2"/>
          <table:table-cell table:style-name="ce8" table:formula="of:=[.B13]/([.$B$1]+[.$B$2])" office:value-type="percentage" office:value="-0.00961749269766574" calcext:value-type="percentage">
            <text:p>-0.96%</text:p>
          </table:table-cell>
          <table:table-cell table:style-name="ce8" table:formula="of:=[.B13]*[.$B$1]/([.$B$1]+[.$B$2])" office:value-type="percentage" office:value="-0.0480874634883287" calcext:value-type="percentage">
            <text:p>-4.81%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A2</text:p>
          </table:table-cell>
          <table:table-cell table:style-name="ce4" office:value-type="float" office:value="1.9" calcext:value-type="float">
            <text:p>1.9</text:p>
          </table:table-cell>
          <table:table-cell table:style-name="ce4" table:formula="of:=((1-[.$B$2])^(1/([.$B$2]+[.$B$1])))*([.$B$6]^(1/([.$B$2]+[.$B$1])))*([.$B$3]^(-1/([.$B$2]+[.$B$1])))" office:value-type="float" office:value="0.917922604749141" calcext:value-type="float">
            <text:p>0.917922604749141</text:p>
          </table:table-cell>
          <table:table-cell table:style-name="ce4" table:formula="of:=((1-[.$B$2])^([.$B$1]/([.$B$2]+[.$B$1])))*([.$B$6]^([.$B$1]/([.$B$2]+[.$B$1])))*([.$B$3]^([.$B$2]/([.$B$2]+[.$B$1])))" office:value-type="float" office:value="1.30334779114819" calcext:value-type="float">
            <text:p>1.30334779114819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hange (%)</text:p>
          </table:table-cell>
          <table:table-cell table:style-name="ce8" table:formula="of:=([.B11]-[.B10])/[.B10]" office:value-type="percentage" office:value="-0.05" calcext:value-type="percentage">
            <text:p>-5.00%</text:p>
          </table:table-cell>
          <table:table-cell table:style-name="ce8" table:formula="of:=([.C11]-[.C10])/[.C10]" office:value-type="percentage" office:value="-0.0095713925225077" calcext:value-type="percentage">
            <text:p>-0.96%</text:p>
          </table:table-cell>
          <table:table-cell table:style-name="ce8" table:formula="of:=([.D11]-[.D10])/[.D10]" office:value-type="percentage" office:value="-0.0469495736827925" calcext:value-type="percentage">
            <text:p>-4.69%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hange (log)</text:p>
          </table:table-cell>
          <table:table-cell table:style-name="ce8" table:formula="of:=LN([.B11])-LN([.B10])" office:value-type="percentage" office:value="-0.0512932943875506" calcext:value-type="percentage">
            <text:p>-5.13%</text:p>
          </table:table-cell>
          <table:table-cell table:style-name="ce8" table:formula="of:=LN([.C11])-LN([.C10])" office:value-type="percentage" office:value="-0.00961749269766561" calcext:value-type="percentage">
            <text:p>-0.96%</text:p>
          </table:table-cell>
          <table:table-cell table:style-name="ce8" table:formula="of:=LN([.D11])-LN([.D10])" office:value-type="percentage" office:value="-0.0480874634883288" calcext:value-type="percentage">
            <text:p>-4.81%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2" table:number-rows-repeated="7">
          <table:table-cell table:number-columns-repeated="1024"/>
        </table:table-row>
        <table:table-row table:style-name="ro1" table:number-rows-repeated="979">
          <table:table-cell/>
          <table:table-cell table:style-name="ce4" table:number-columns-repeated="3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8" table:style-name="ta4">
        <table:table-column table:style-name="co5" table:number-columns-repeated="1024" table:default-cell-style-name="Default"/>
        <table:table-row table:style-name="ro1">
          <table:table-cell table:style-name="ce6" office:value-type="string" calcext:value-type="string">
            <text:p>ε</text:p>
          </table:table-cell>
          <table:table-cell table:style-name="ce5" office:value-type="float" office:value="5" calcext:value-type="float">
            <text:p>5.00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α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B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B2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A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6"/>
          <table:table-cell table:style-name="ce4"/>
          <table:table-cell table:number-columns-repeated="1022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w/p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((1-[.$B$2])^(1/([.$B$2]+[.$B$1])))*([.$B$5]^(1/([.$B$2]+[.$B$1])))*([.$B$3]^(-1/([.$B$2]+[.$B$1])))" office:value-type="float" office:value="0.926793307280354" calcext:value-type="float">
            <text:p>0.926793307280354</text:p>
          </table:table-cell>
          <table:table-cell table:style-name="ce4" table:formula="of:=((1-[.$B$2])^([.$B$1]/([.$B$2]+[.$B$1])))*([.$B$5]^([.$B$1]/([.$B$2]+[.$B$1])))*([.$B$3]^([.$B$2]/([.$B$2]+[.$B$1])))" office:value-type="float" office:value="1.36755386195524" calcext:value-type="float">
            <text:p>1.3675538619552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2</text:p>
          </table:table-cell>
          <table:table-cell table:style-name="ce4" office:value-type="float" office:value="2.2" calcext:value-type="float">
            <text:p>2.2</text:p>
          </table:table-cell>
          <table:table-cell table:style-name="ce4" table:formula="of:=((1-[.$B$2])^(1/([.$B$2]+[.$B$1])))*([.$B$5]^(1/([.$B$2]+[.$B$1])))*([.$B$4]^(-1/([.$B$2]+[.$B$1])))" office:value-type="float" office:value="0.910378013310246" calcext:value-type="float">
            <text:p>0.910378013310246</text:p>
          </table:table-cell>
          <table:table-cell table:style-name="ce4" table:formula="of:=((1-[.$B$2])^([.$B$1]/([.$B$2]+[.$B$1])))*([.$B$5]^([.$B$1]/([.$B$2]+[.$B$1])))*([.$B$4]^([.$B$2]/([.$B$2]+[.$B$1])))" office:value-type="float" office:value="1.37572453646319" calcext:value-type="float">
            <text:p>1.37572453646319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hange (%)</text:p>
          </table:table-cell>
          <table:table-cell table:style-name="ce8" table:formula="of:=([.B11]-[.B10])/[.B10]" office:value-type="percentage" office:value="0.1" calcext:value-type="percentage">
            <text:p>10.00%</text:p>
          </table:table-cell>
          <table:table-cell table:style-name="ce8" table:formula="of:=([.C11]-[.C10])/[.C10]" office:value-type="percentage" office:value="-0.0177119254543152" calcext:value-type="percentage">
            <text:p>-1.77%</text:p>
          </table:table-cell>
          <table:table-cell table:style-name="ce8" table:formula="of:=([.D11]-[.D10])/[.D10]" office:value-type="percentage" office:value="0.00597466376663774" calcext:value-type="percentage">
            <text:p>0.60%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hange (log)</text:p>
          </table:table-cell>
          <table:table-cell table:style-name="ce8" table:formula="of:=LN([.B11])-LN([.B10])" office:value-type="percentage" office:value="0.095310179804325" calcext:value-type="percentage">
            <text:p>9.53%</text:p>
          </table:table-cell>
          <table:table-cell table:style-name="ce8" table:formula="of:=LN([.C11])-LN([.C10])" office:value-type="percentage" office:value="-0.0178706587133108" calcext:value-type="percentage">
            <text:p>-1.79%</text:p>
          </table:table-cell>
          <table:table-cell table:style-name="ce8" table:formula="of:=LN([.D11])-LN([.D10])" office:value-type="percentage" office:value="0.00595688623777041" calcext:value-type="percentage">
            <text:p>0.60%</text:p>
          </table:table-cell>
          <table:table-cell table:number-columns-repeated="1020"/>
        </table:table-row>
        <table:table-row table:style-name="ro1">
          <table:table-cell/>
          <table:table-cell table:style-name="ce4" table:number-columns-repeated="3"/>
          <table:table-cell table:number-columns-repeated="1020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1" table:style-name="ta5">
        <table:table-column table:style-name="co5" table:number-columns-repeated="1024" table:default-cell-style-name="Default"/>
        <table:table-row table:style-name="ro1">
          <table:table-cell table:style-name="ce6" office:value-type="string" calcext:value-type="string">
            <text:p>ε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α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2</text:p>
          </table:table-cell>
          <table:table-cell table:style-name="ce4" office:value-type="float" office:value="2.2" calcext:value-type="float">
            <text:p>2.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2</text:p>
          </table:table-cell>
          <table:table-cell table:style-name="ce4" office:value-type="float" office:value="1.9" calcext:value-type="float">
            <text:p>1.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A2</text:p>
          </table:table-cell>
          <table:table-cell table:style-name="ce4" office:value-type="float" office:value="1.9" calcext:value-type="float">
            <text:p>1.9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hange (%)</text:p>
          </table:table-cell>
          <table:table-cell table:style-name="ce8" table:formula="of:=([.B10]-[.B9])/[.B9]" office:value-type="percentage" office:value="-0.05" calcext:value-type="percentage">
            <text:p>-5.00%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 office:value-type="string" calcext:value-type="string">
            <text:p>Change (log)</text:p>
          </table:table-cell>
          <table:table-cell table:style-name="ce8" table:formula="of:=LN([.B10])-LN([.B9])" office:value-type="percentage" office:value="-0.0512932943875506" calcext:value-type="percentage">
            <text:p>-5.13%</text:p>
          </table:table-cell>
          <table:table-cell table:style-name="ce8" table:formula="of:=[.B12]/[.B2]" office:value-type="percentage" office:value="-0.153879883162652" calcext:value-type="percentage">
            <text:p>-15.39%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3" table:style-name="ta6">
        <table:table-column table:style-name="co5" table:number-columns-repeated="1024" table:default-cell-style-name="Default"/>
        <table:table-row table:style-name="ro1">
          <table:table-cell table:style-name="ce6" office:value-type="string" calcext:value-type="string">
            <text:p>ε</text:p>
          </table:table-cell>
          <table:table-cell table:style-name="ce5" office:value-type="float" office:value="5" calcext:value-type="float">
            <text:p>5.0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α</text:p>
          </table:table-cell>
          <table:table-cell table:style-name="ce5" table:formula="of:=1/3" office:value-type="float" office:value="0.3333333333333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B2</text:p>
          </table:table-cell>
          <table:table-cell table:style-name="ce4" office:value-type="float" office:value="2.2" calcext:value-type="float">
            <text:p>2.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A2</text:p>
          </table:table-cell>
          <table:table-cell table:style-name="ce4" office:value-type="float" office:value="1.9" calcext:value-type="float">
            <text:p>1.9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B2</text:p>
          </table:table-cell>
          <table:table-cell table:style-name="ce4" office:value-type="float" office:value="2.2" calcext:value-type="float">
            <text:p>2.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Change (%)</text:p>
          </table:table-cell>
          <table:table-cell table:style-name="ce8" table:formula="of:=([.B10]-[.B9])/[.B9]" office:value-type="percentage" office:value="0.1" calcext:value-type="percentage">
            <text:p>10.00%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 office:value-type="string" calcext:value-type="string">
            <text:p>Change (log)</text:p>
          </table:table-cell>
          <table:table-cell table:style-name="ce8" table:formula="of:=LN([.B10])-LN([.B9])" office:value-type="percentage" office:value="0.095310179804325" calcext:value-type="percentage">
            <text:p>9.53%</text:p>
          </table:table-cell>
          <table:table-cell table:style-name="ce8" table:formula="of:=[.B12]/[.B1]" office:value-type="percentage" office:value="0.019062035960865" calcext:value-type="percentage">
            <text:p>1.91%</text:p>
          </table:table-cell>
          <table:table-cell table:style-name="ce8" table:formula="of:=[.B12]/([.B1]+[.B2])" office:value-type="percentage" office:value="0.0178706587133109" calcext:value-type="percentage">
            <text:p>1.79%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1" table:style-name="ta7"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style-name="ce2" office:value-type="string" calcext:value-type="string">
            <text:p>Question 4.1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8" office:value-type="percentage" office:value="0.01" calcext:value-type="percentage">
            <text:p>1.00%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8" office:value-type="percentage" office:value="0.2" calcext:value-type="percentage">
            <text:p>20.00%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9" office:value-type="float" office:value="159000000" calcext:value-type="float">
            <text:p>159,000,00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1">
          <table:table-cell table:style-name="ce3" office:value-type="string" calcext:value-type="string">
            <text:p>u*</text:p>
          </table:table-cell>
          <table:table-cell table:style-name="ce8" table:formula="of:=[.B3]/([.B3]+[.B4])" office:value-type="percentage" office:value="0.0476190476190476" calcext:value-type="percentage">
            <text:p>4.76%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*</text:p>
          </table:table-cell>
          <table:table-cell table:style-name="ce9" table:formula="of:=[.B5]*[.B9]" office:value-type="float" office:value="7571428.57142857" calcext:value-type="float">
            <text:p>7,571,42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U*</text:p>
          </table:table-cell>
          <table:table-cell table:style-name="ce9" table:formula="of:=[.B10]*[.B4]" office:value-type="float" office:value="1514285.71428571" calcext:value-type="float">
            <text:p>1,514,286</text:p>
          </table:table-cell>
          <table:table-cell table:number-columns-repeated="1022"/>
        </table:table-row>
        <table:table-row table:style-name="ro1" table:number-rows-repeated="989">
          <table:table-cell/>
          <table:table-cell table:style-name="ce4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2" table:style-name="ta8">
        <table:table-column table:style-name="co5" table:number-columns-repeated="1024" table:default-cell-style-name="Default"/>
        <table:table-row table:style-name="ro1">
          <table:table-cell table:style-name="ce6" office:value-type="string" calcext:value-type="string">
            <text:p>Question 4.2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8" office:value-type="percentage" office:value="0.01" calcext:value-type="percentage">
            <text:p>1.00%</text:p>
          </table:table-cell>
          <table:table-cell table:style-name="ce4" office:value-type="string" calcext:value-type="string">
            <text:p>Steady-state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ce3" office:value-type="string" calcext:value-type="string">
            <text:p>u*</text:p>
          </table:table-cell>
          <table:table-cell table:style-name="ce8" table:formula="of:=[.B2]/([.B2]+[.B3])" office:value-type="percentage" office:value="0.0476190476190476" calcext:value-type="percentage">
            <text:p>4.76%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9" office:value-type="float" office:value="159000000" calcext:value-type="float">
            <text:p>159,000,000</text:p>
          </table:table-cell>
          <table:table-cell table:style-name="ce3" office:value-type="string" calcext:value-type="string">
            <text:p>Target u</text:p>
          </table:table-cell>
          <table:table-cell table:style-name="ce11" office:value-type="percentage" office:value="0.05" calcext:value-type="percentage">
            <text:p>5%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string" calcext:value-type="string">
            <text:p>u_0</text:p>
          </table:table-cell>
          <table:table-cell table:style-name="ce8" office:value-type="percentage" office:value="0.08" calcext:value-type="percentage">
            <text:p>8.00%</text:p>
          </table:table-cell>
          <table:table-cell table:style-name="ce4" table:number-columns-repeated="3"/>
          <table:table-cell table:number-columns-repeated="2"/>
          <table:table-cell>
            <draw:frame table:end-cell-address="'4.2'.M23" table:end-x="65.71pt" table:end-y="0.74pt" draw:z-index="0" draw:name="Chart 4" draw:style-name="gr1" draw:text-style-name="P1" svg:width="449.97pt" svg:height="278.22pt" svg:x="16.5pt" svg:y="6.01pt">
              <draw:object draw:notify-on-update-of-ranges="'4.2'.C10:'4.2'.C34 '4.2'.D8:'4.2'.D9 '4.2'.D10:'4.2'.D3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2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Method 1: u{t+1}=f(u_t)</text:p>
          </table:table-cell>
          <table:table-cell table:style-name="ce10"/>
          <table:table-cell table:style-name="ce2" office:value-type="string" calcext:value-type="string">
            <text:p>Method 2: u{t+1}=f(t)</text:p>
          </table:table-cell>
          <table:table-cell table:style-name="ce12"/>
          <table:table-cell table:style-name="ce2" office:value-type="string" calcext:value-type="string">
            <text:p>Method 3: only algebra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7" office:value-type="string" calcext:value-type="string">
            <text:p>Time t</text:p>
          </table:table-cell>
          <table:table-cell table:style-name="ce7" office:value-type="string" calcext:value-type="string">
            <text:p>u_t</text:p>
          </table:table-cell>
          <table:table-cell table:style-name="ce7" office:value-type="string" calcext:value-type="string">
            <text:p>Time t</text:p>
          </table:table-cell>
          <table:table-cell table:style-name="ce7" office:value-type="string" calcext:value-type="string">
            <text:p>u_t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table:formula="of:=[.B5]" office:value-type="percentage" office:value="0.08" calcext:value-type="percentage">
            <text:p>8.00%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(1-[.$B$2]-[.$B$3])^[.C10])*([.$B$5]-[.$D$3])+[.$D$3]" office:value-type="percentage" office:value="0.08" calcext:value-type="percentage">
            <text:p>8.00%</text:p>
          </table:table-cell>
          <table:table-cell table:formula="of:=LN(([.D4]-[.D3])/([.B5]-[.D3]))/LN(1-[.B2]-[.B3])" office:value-type="float" office:value="11.0726453185595" calcext:value-type="float">
            <text:p>11.0726453185595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formula="of:=[.$B$2]+(1-[.$B$2]-[.$B$3])*[.B10]" office:value-type="percentage" office:value="0.0732" calcext:value-type="percentage">
            <text:p>7.32%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(1-[.$B$2]-[.$B$3])^[.C11])*([.$B$5]-[.$D$3])+[.$D$3]" office:value-type="percentage" office:value="0.0732" calcext:value-type="percentage">
            <text:p>7.32%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table:formula="of:=[.$B$2]+(1-[.$B$2]-[.$B$3])*[.B11]" office:value-type="percentage" office:value="0.067828" calcext:value-type="percentage">
            <text:p>6.78%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(1-[.$B$2]-[.$B$3])^[.C12])*([.$B$5]-[.$D$3])+[.$D$3]" office:value-type="percentage" office:value="0.067828" calcext:value-type="percentage">
            <text:p>6.78%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table:formula="of:=[.$B$2]+(1-[.$B$2]-[.$B$3])*[.B12]" office:value-type="percentage" office:value="0.06358412" calcext:value-type="percentage">
            <text:p>6.36%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(1-[.$B$2]-[.$B$3])^[.C13])*([.$B$5]-[.$D$3])+[.$D$3]" office:value-type="percentage" office:value="0.06358412" calcext:value-type="percentage">
            <text:p>6.36%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table:formula="of:=[.$B$2]+(1-[.$B$2]-[.$B$3])*[.B13]" office:value-type="percentage" office:value="0.0602314548" calcext:value-type="percentage">
            <text:p>6.02%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(1-[.$B$2]-[.$B$3])^[.C14])*([.$B$5]-[.$D$3])+[.$D$3]" office:value-type="percentage" office:value="0.0602314548" calcext:value-type="percentage">
            <text:p>6.02%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table:formula="of:=[.$B$2]+(1-[.$B$2]-[.$B$3])*[.B14]" office:value-type="percentage" office:value="0.057582849292" calcext:value-type="percentage">
            <text:p>5.76%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((1-[.$B$2]-[.$B$3])^[.C15])*([.$B$5]-[.$D$3])+[.$D$3]" office:value-type="percentage" office:value="0.057582849292" calcext:value-type="percentage">
            <text:p>5.76%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table:formula="of:=[.$B$2]+(1-[.$B$2]-[.$B$3])*[.B15]" office:value-type="percentage" office:value="0.05549045094068" calcext:value-type="percentage">
            <text:p>5.55%</text:p>
          </table:table-cell>
          <table:table-cell table:style-name="ce4" office:value-type="float" office:value="6" calcext:value-type="float">
            <text:p>6</text:p>
          </table:table-cell>
          <table:table-cell table:style-name="ce8" table:formula="of:=((1-[.$B$2]-[.$B$3])^[.C16])*([.$B$5]-[.$D$3])+[.$D$3]" office:value-type="percentage" office:value="0.05549045094068" calcext:value-type="percentage">
            <text:p>5.55%</text:p>
          </table:table-cell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table:formula="of:=[.$B$2]+(1-[.$B$2]-[.$B$3])*[.B16]" office:value-type="percentage" office:value="0.0538374562431372" calcext:value-type="percentage">
            <text:p>5.38%</text:p>
          </table:table-cell>
          <table:table-cell table:style-name="ce4" office:value-type="float" office:value="7" calcext:value-type="float">
            <text:p>7</text:p>
          </table:table-cell>
          <table:table-cell table:style-name="ce8" table:formula="of:=((1-[.$B$2]-[.$B$3])^[.C17])*([.$B$5]-[.$D$3])+[.$D$3]" office:value-type="percentage" office:value="0.0538374562431372" calcext:value-type="percentage">
            <text:p>5.38%</text:p>
          </table:table-cell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table:formula="of:=[.$B$2]+(1-[.$B$2]-[.$B$3])*[.B17]" office:value-type="percentage" office:value="0.0525315904320784" calcext:value-type="percentage">
            <text:p>5.25%</text:p>
          </table:table-cell>
          <table:table-cell table:style-name="ce4" office:value-type="float" office:value="8" calcext:value-type="float">
            <text:p>8</text:p>
          </table:table-cell>
          <table:table-cell table:style-name="ce8" table:formula="of:=((1-[.$B$2]-[.$B$3])^[.C18])*([.$B$5]-[.$D$3])+[.$D$3]" office:value-type="percentage" office:value="0.0525315904320784" calcext:value-type="percentage">
            <text:p>5.25%</text:p>
          </table:table-cell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table:formula="of:=[.$B$2]+(1-[.$B$2]-[.$B$3])*[.B18]" office:value-type="percentage" office:value="0.0514999564413419" calcext:value-type="percentage">
            <text:p>5.15%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formula="of:=((1-[.$B$2]-[.$B$3])^[.C19])*([.$B$5]-[.$D$3])+[.$D$3]" office:value-type="percentage" office:value="0.0514999564413419" calcext:value-type="percentage">
            <text:p>5.15%</text:p>
          </table:table-cell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table:formula="of:=[.$B$2]+(1-[.$B$2]-[.$B$3])*[.B19]" office:value-type="percentage" office:value="0.0506849655886601" calcext:value-type="percentage">
            <text:p>5.07%</text:p>
          </table:table-cell>
          <table:table-cell table:style-name="ce4" office:value-type="float" office:value="10" calcext:value-type="float">
            <text:p>10</text:p>
          </table:table-cell>
          <table:table-cell table:style-name="ce8" table:formula="of:=((1-[.$B$2]-[.$B$3])^[.C20])*([.$B$5]-[.$D$3])+[.$D$3]" office:value-type="percentage" office:value="0.0506849655886601" calcext:value-type="percentage">
            <text:p>5.07%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table:formula="of:=[.$B$2]+(1-[.$B$2]-[.$B$3])*[.B20]" office:value-type="percentage" office:value="0.0500411228150415" calcext:value-type="percentage">
            <text:p>5.00%</text:p>
          </table:table-cell>
          <table:table-cell table:style-name="ce4" office:value-type="float" office:value="11" calcext:value-type="float">
            <text:p>11</text:p>
          </table:table-cell>
          <table:table-cell table:style-name="ce8" table:formula="of:=((1-[.$B$2]-[.$B$3])^[.C21])*([.$B$5]-[.$D$3])+[.$D$3]" office:value-type="percentage" office:value="0.0500411228150415" calcext:value-type="percentage">
            <text:p>5.00%</text:p>
          </table:table-cell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table:formula="of:=[.$B$2]+(1-[.$B$2]-[.$B$3])*[.B21]" office:value-type="percentage" office:value="0.0495324870238828" calcext:value-type="percentage">
            <text:p>4.95%</text:p>
          </table:table-cell>
          <table:table-cell table:style-name="ce4" office:value-type="float" office:value="12" calcext:value-type="float">
            <text:p>12</text:p>
          </table:table-cell>
          <table:table-cell table:style-name="ce8" table:formula="of:=((1-[.$B$2]-[.$B$3])^[.C22])*([.$B$5]-[.$D$3])+[.$D$3]" office:value-type="percentage" office:value="0.0495324870238828" calcext:value-type="percentage">
            <text:p>4.95%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table:formula="of:=[.$B$2]+(1-[.$B$2]-[.$B$3])*[.B22]" office:value-type="percentage" office:value="0.0491306647488674" calcext:value-type="percentage">
            <text:p>4.91%</text:p>
          </table:table-cell>
          <table:table-cell table:style-name="ce4" office:value-type="float" office:value="13" calcext:value-type="float">
            <text:p>13</text:p>
          </table:table-cell>
          <table:table-cell table:style-name="ce8" table:formula="of:=((1-[.$B$2]-[.$B$3])^[.C23])*([.$B$5]-[.$D$3])+[.$D$3]" office:value-type="percentage" office:value="0.0491306647488674" calcext:value-type="percentage">
            <text:p>4.91%</text:p>
          </table:table-cell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table:formula="of:=[.$B$2]+(1-[.$B$2]-[.$B$3])*[.B23]" office:value-type="percentage" office:value="0.0488132251516053" calcext:value-type="percentage">
            <text:p>4.88%</text:p>
          </table:table-cell>
          <table:table-cell table:style-name="ce4" office:value-type="float" office:value="14" calcext:value-type="float">
            <text:p>14</text:p>
          </table:table-cell>
          <table:table-cell table:style-name="ce8" table:formula="of:=((1-[.$B$2]-[.$B$3])^[.C24])*([.$B$5]-[.$D$3])+[.$D$3]" office:value-type="percentage" office:value="0.0488132251516052" calcext:value-type="percentage">
            <text:p>4.88%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table:formula="of:=[.$B$2]+(1-[.$B$2]-[.$B$3])*[.B24]" office:value-type="percentage" office:value="0.0485624478697682" calcext:value-type="percentage">
            <text:p>4.86%</text:p>
          </table:table-cell>
          <table:table-cell table:style-name="ce4" office:value-type="float" office:value="15" calcext:value-type="float">
            <text:p>15</text:p>
          </table:table-cell>
          <table:table-cell table:style-name="ce8" table:formula="of:=((1-[.$B$2]-[.$B$3])^[.C25])*([.$B$5]-[.$D$3])+[.$D$3]" office:value-type="percentage" office:value="0.0485624478697681" calcext:value-type="percentage">
            <text:p>4.86%</text:p>
          </table:table-cell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 table:formula="of:=[.$B$2]+(1-[.$B$2]-[.$B$3])*[.B25]" office:value-type="percentage" office:value="0.0483643338171169" calcext:value-type="percentage">
            <text:p>4.84%</text:p>
          </table:table-cell>
          <table:table-cell table:style-name="ce4" office:value-type="float" office:value="16" calcext:value-type="float">
            <text:p>16</text:p>
          </table:table-cell>
          <table:table-cell table:style-name="ce8" table:formula="of:=((1-[.$B$2]-[.$B$3])^[.C26])*([.$B$5]-[.$D$3])+[.$D$3]" office:value-type="percentage" office:value="0.0483643338171168" calcext:value-type="percentage">
            <text:p>4.84%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table:formula="of:=[.$B$2]+(1-[.$B$2]-[.$B$3])*[.B26]" office:value-type="percentage" office:value="0.0482078237155223" calcext:value-type="percentage">
            <text:p>4.82%</text:p>
          </table:table-cell>
          <table:table-cell table:style-name="ce4" office:value-type="float" office:value="17" calcext:value-type="float">
            <text:p>17</text:p>
          </table:table-cell>
          <table:table-cell table:style-name="ce8" table:formula="of:=((1-[.$B$2]-[.$B$3])^[.C27])*([.$B$5]-[.$D$3])+[.$D$3]" office:value-type="percentage" office:value="0.0482078237155223" calcext:value-type="percentage">
            <text:p>4.82%</text:p>
          </table:table-cell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table:formula="of:=[.$B$2]+(1-[.$B$2]-[.$B$3])*[.B27]" office:value-type="percentage" office:value="0.0480841807352626" calcext:value-type="percentage">
            <text:p>4.81%</text:p>
          </table:table-cell>
          <table:table-cell table:style-name="ce4" office:value-type="float" office:value="18" calcext:value-type="float">
            <text:p>18</text:p>
          </table:table-cell>
          <table:table-cell table:style-name="ce8" table:formula="of:=((1-[.$B$2]-[.$B$3])^[.C28])*([.$B$5]-[.$D$3])+[.$D$3]" office:value-type="percentage" office:value="0.0480841807352626" calcext:value-type="percentage">
            <text:p>4.81%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table:formula="of:=[.$B$2]+(1-[.$B$2]-[.$B$3])*[.B28]" office:value-type="percentage" office:value="0.0479865027808575" calcext:value-type="percentage">
            <text:p>4.80%</text:p>
          </table:table-cell>
          <table:table-cell table:style-name="ce4" office:value-type="float" office:value="19" calcext:value-type="float">
            <text:p>19</text:p>
          </table:table-cell>
          <table:table-cell table:style-name="ce8" table:formula="of:=((1-[.$B$2]-[.$B$3])^[.C29])*([.$B$5]-[.$D$3])+[.$D$3]" office:value-type="percentage" office:value="0.0479865027808575" calcext:value-type="percentage">
            <text:p>4.80%</text:p>
          </table:table-cell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table:formula="of:=[.$B$2]+(1-[.$B$2]-[.$B$3])*[.B29]" office:value-type="percentage" office:value="0.0479093371968774" calcext:value-type="percentage">
            <text:p>4.79%</text:p>
          </table:table-cell>
          <table:table-cell table:style-name="ce4" office:value-type="float" office:value="20" calcext:value-type="float">
            <text:p>20</text:p>
          </table:table-cell>
          <table:table-cell table:style-name="ce8" table:formula="of:=((1-[.$B$2]-[.$B$3])^[.C30])*([.$B$5]-[.$D$3])+[.$D$3]" office:value-type="percentage" office:value="0.0479093371968774" calcext:value-type="percentage">
            <text:p>4.79%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table:formula="of:=[.$B$2]+(1-[.$B$2]-[.$B$3])*[.B30]" office:value-type="percentage" office:value="0.0478483763855332" calcext:value-type="percentage">
            <text:p>4.78%</text:p>
          </table:table-cell>
          <table:table-cell table:style-name="ce4" office:value-type="float" office:value="21" calcext:value-type="float">
            <text:p>21</text:p>
          </table:table-cell>
          <table:table-cell table:style-name="ce8" table:formula="of:=((1-[.$B$2]-[.$B$3])^[.C31])*([.$B$5]-[.$D$3])+[.$D$3]" office:value-type="percentage" office:value="0.0478483763855332" calcext:value-type="percentage">
            <text:p>4.78%</text:p>
          </table:table-cell>
          <table:table-cell table:number-columns-repeated="102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8" table:formula="of:=[.$B$2]+(1-[.$B$2]-[.$B$3])*[.B31]" office:value-type="percentage" office:value="0.0478002173445712" calcext:value-type="percentage">
            <text:p>4.78%</text:p>
          </table:table-cell>
          <table:table-cell table:style-name="ce4" office:value-type="float" office:value="22" calcext:value-type="float">
            <text:p>22</text:p>
          </table:table-cell>
          <table:table-cell table:style-name="ce8" table:formula="of:=((1-[.$B$2]-[.$B$3])^[.C32])*([.$B$5]-[.$D$3])+[.$D$3]" office:value-type="percentage" office:value="0.0478002173445712" calcext:value-type="percentage">
            <text:p>4.78%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table:formula="of:=[.$B$2]+(1-[.$B$2]-[.$B$3])*[.B32]" office:value-type="percentage" office:value="0.0477621717022112" calcext:value-type="percentage">
            <text:p>4.78%</text:p>
          </table:table-cell>
          <table:table-cell table:style-name="ce4" office:value-type="float" office:value="23" calcext:value-type="float">
            <text:p>23</text:p>
          </table:table-cell>
          <table:table-cell table:style-name="ce8" table:formula="of:=((1-[.$B$2]-[.$B$3])^[.C33])*([.$B$5]-[.$D$3])+[.$D$3]" office:value-type="percentage" office:value="0.0477621717022112" calcext:value-type="percentage">
            <text:p>4.78%</text:p>
          </table:table-cell>
          <table:table-cell table:number-columns-repeated="102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8" table:formula="of:=[.$B$2]+(1-[.$B$2]-[.$B$3])*[.B33]" office:value-type="percentage" office:value="0.0477321156447469" calcext:value-type="percentage">
            <text:p>4.77%</text:p>
          </table:table-cell>
          <table:table-cell table:style-name="ce4" office:value-type="float" office:value="24" calcext:value-type="float">
            <text:p>24</text:p>
          </table:table-cell>
          <table:table-cell table:style-name="ce8" table:formula="of:=((1-[.$B$2]-[.$B$3])^[.C34])*([.$B$5]-[.$D$3])+[.$D$3]" office:value-type="percentage" office:value="0.0477321156447469" calcext:value-type="percentage">
            <text:p>4.77%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964">
          <table:table-cell table:style-name="ce4" table:number-columns-repeated="6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3" table:style-name="ta9">
        <table:table-column table:style-name="co5" table:number-columns-repeated="1024" table:default-cell-style-name="Default"/>
        <table:table-row table:style-name="ro1">
          <table:table-cell table:style-name="ce2" office:value-type="string" calcext:value-type="string">
            <text:p>Question 4.3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8" office:value-type="percentage" office:value="0.01" calcext:value-type="percentage">
            <text:p>1.00%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8" office:value-type="percentage" office:value="0.2" calcext:value-type="percentage">
            <text:p>20.00%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9" office:value-type="float" office:value="159000000" calcext:value-type="float">
            <text:p>159,000,00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2</text:p>
          </table:table-cell>
          <table:table-cell table:style-name="ce8" office:value-type="percentage" office:value="0.02" calcext:value-type="percentage">
            <text:p>2.00%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1">
          <table:table-cell table:style-name="ce3" office:value-type="string" calcext:value-type="string">
            <text:p>u*</text:p>
          </table:table-cell>
          <table:table-cell table:style-name="ce8" table:formula="of:=[.B2]/([.B2]+[.B3])" office:value-type="percentage" office:value="0.0476190476190476" calcext:value-type="percentage">
            <text:p>4.76%</text:p>
          </table:table-cell>
          <table:table-cell/>
          <table:table-cell table:style-name="ce3" office:value-type="string" calcext:value-type="string">
            <text:p>f2</text:p>
          </table:table-cell>
          <table:table-cell table:style-name="ce14" table:formula="of:=[.B5]/[.B8]-[.B5]" office:value-type="percentage" office:value="0.4" calcext:value-type="percentage">
            <text:p>40%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U*</text:p>
          </table:table-cell>
          <table:table-cell table:style-name="ce9" table:formula="of:=[.B4]*[.B8]" office:value-type="float" office:value="7571428.57142857" calcext:value-type="float">
            <text:p>7,571,429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U*</text:p>
          </table:table-cell>
          <table:table-cell table:style-name="ce9" table:formula="of:=[.B9]*[.B3]" office:value-type="float" office:value="1514285.71428571" calcext:value-type="float">
            <text:p>1,514,286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4"/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4" table:style-name="ta10">
        <table:table-column table:style-name="co5" table:number-columns-repeated="1024" table:default-cell-style-name="Default"/>
        <table:table-row table:style-name="ro1">
          <table:table-cell table:style-name="ce6" office:value-type="string" calcext:value-type="string">
            <text:p>Question 4.4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8" office:value-type="percentage" office:value="0.02" calcext:value-type="percentage">
            <text:p>2.00%</text:p>
          </table:table-cell>
          <table:table-cell table:style-name="ce4" office:value-type="string" calcext:value-type="string">
            <text:p>Steady-state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8" office:value-type="percentage" office:value="0.4" calcext:value-type="percentage">
            <text:p>40.00%</text:p>
          </table:table-cell>
          <table:table-cell table:style-name="ce3" office:value-type="string" calcext:value-type="string">
            <text:p>u*</text:p>
          </table:table-cell>
          <table:table-cell table:style-name="ce8" table:formula="of:=[.B2]/([.B2]+[.B3])" office:value-type="percentage" office:value="0.0476190476190476" calcext:value-type="percentage">
            <text:p>4.76%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9" office:value-type="float" office:value="159000000" calcext:value-type="float">
            <text:p>159,000,000</text:p>
          </table:table-cell>
          <table:table-cell table:style-name="ce3" office:value-type="string" calcext:value-type="string">
            <text:p>Target u</text:p>
          </table:table-cell>
          <table:table-cell table:style-name="ce11" office:value-type="percentage" office:value="0.05" calcext:value-type="percentage">
            <text:p>5%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string" calcext:value-type="string">
            <text:p>u_0</text:p>
          </table:table-cell>
          <table:table-cell table:style-name="ce8" office:value-type="percentage" office:value="0.08" calcext:value-type="percentage">
            <text:p>8.00%</text:p>
          </table:table-cell>
          <table:table-cell table:style-name="ce4" table:number-columns-repeated="3"/>
          <table:table-cell>
            <draw:frame table:end-cell-address="'4.4'.L23" table:end-x="25.31pt" table:end-y="1.47pt" draw:z-index="0" draw:name="Chart 5" draw:style-name="gr1" draw:text-style-name="P1" svg:width="449.97pt" svg:height="278.22pt" svg:x="56.24pt" svg:y="6.75pt">
              <draw:object draw:notify-on-update-of-ranges="'4.4'.C10:'4.4'.C34 '4.4'.D8:'4.4'.D9 '4.4'.D10:'4.4'.D3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2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>
            <text:p>Method 1: u{t+1}=f(u_t)</text:p>
          </table:table-cell>
          <table:table-cell table:style-name="ce10"/>
          <table:table-cell table:style-name="ce2" office:value-type="string" calcext:value-type="string">
            <text:p>Method 2: u{t+1}=f(t)</text:p>
          </table:table-cell>
          <table:table-cell table:style-name="ce12"/>
          <table:table-cell table:style-name="ce2" office:value-type="string" calcext:value-type="string">
            <text:p>Method 3: only algebra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7" office:value-type="string" calcext:value-type="string">
            <text:p>Time t</text:p>
          </table:table-cell>
          <table:table-cell table:style-name="ce7" office:value-type="string" calcext:value-type="string">
            <text:p>u_t</text:p>
          </table:table-cell>
          <table:table-cell table:style-name="ce7" office:value-type="string" calcext:value-type="string">
            <text:p>Time t</text:p>
          </table:table-cell>
          <table:table-cell table:style-name="ce7" office:value-type="string" calcext:value-type="string">
            <text:p>u_t</text:p>
          </table:table-cell>
          <table:table-cell table:number-columns-repeated="1020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table:formula="of:=[.B5]" office:value-type="percentage" office:value="0.08" calcext:value-type="percentage">
            <text:p>8.00%</text:p>
          </table:table-cell>
          <table:table-cell table:style-name="ce4" office:value-type="float" office:value="0" calcext:value-type="float">
            <text:p>0</text:p>
          </table:table-cell>
          <table:table-cell table:style-name="ce8" table:formula="of:=((1-[.$B$2]-[.$B$3])^[.C10])*([.$B$5]-[.$D$3])+[.$D$3]" office:value-type="percentage" office:value="0.08" calcext:value-type="percentage">
            <text:p>8.00%</text:p>
          </table:table-cell>
          <table:table-cell table:formula="of:=LN(([.D4]-[.D3])/([.B5]-[.D3]))/LN(1-[.B2]-[.B3])" office:value-type="float" office:value="4.79151749795799" calcext:value-type="float">
            <text:p>4.79151749795799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table:formula="of:=[.$B$2]+(1-[.$B$2]-[.$B$3])*[.B10]" office:value-type="percentage" office:value="0.0664" calcext:value-type="percentage">
            <text:p>6.64%</text:p>
          </table:table-cell>
          <table:table-cell table:style-name="ce4" office:value-type="float" office:value="1" calcext:value-type="float">
            <text:p>1</text:p>
          </table:table-cell>
          <table:table-cell table:style-name="ce8" table:formula="of:=((1-[.$B$2]-[.$B$3])^[.C11])*([.$B$5]-[.$D$3])+[.$D$3]" office:value-type="percentage" office:value="0.0664" calcext:value-type="percentage">
            <text:p>6.64%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table:formula="of:=[.$B$2]+(1-[.$B$2]-[.$B$3])*[.B11]" office:value-type="percentage" office:value="0.058512" calcext:value-type="percentage">
            <text:p>5.85%</text:p>
          </table:table-cell>
          <table:table-cell table:style-name="ce4" office:value-type="float" office:value="2" calcext:value-type="float">
            <text:p>2</text:p>
          </table:table-cell>
          <table:table-cell table:style-name="ce8" table:formula="of:=((1-[.$B$2]-[.$B$3])^[.C12])*([.$B$5]-[.$D$3])+[.$D$3]" office:value-type="percentage" office:value="0.058512" calcext:value-type="percentage">
            <text:p>5.85%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table:formula="of:=[.$B$2]+(1-[.$B$2]-[.$B$3])*[.B12]" office:value-type="percentage" office:value="0.05393696" calcext:value-type="percentage">
            <text:p>5.39%</text:p>
          </table:table-cell>
          <table:table-cell table:style-name="ce4" office:value-type="float" office:value="3" calcext:value-type="float">
            <text:p>3</text:p>
          </table:table-cell>
          <table:table-cell table:style-name="ce8" table:formula="of:=((1-[.$B$2]-[.$B$3])^[.C13])*([.$B$5]-[.$D$3])+[.$D$3]" office:value-type="percentage" office:value="0.05393696" calcext:value-type="percentage">
            <text:p>5.39%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table:formula="of:=[.$B$2]+(1-[.$B$2]-[.$B$3])*[.B13]" office:value-type="percentage" office:value="0.0512834368" calcext:value-type="percentage">
            <text:p>5.13%</text:p>
          </table:table-cell>
          <table:table-cell table:style-name="ce4" office:value-type="float" office:value="4" calcext:value-type="float">
            <text:p>4</text:p>
          </table:table-cell>
          <table:table-cell table:style-name="ce8" table:formula="of:=((1-[.$B$2]-[.$B$3])^[.C14])*([.$B$5]-[.$D$3])+[.$D$3]" office:value-type="percentage" office:value="0.0512834368" calcext:value-type="percentage">
            <text:p>5.13%</text:p>
          </table:table-cell>
          <table:table-cell table:number-columns-repeated="10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table:formula="of:=[.$B$2]+(1-[.$B$2]-[.$B$3])*[.B14]" office:value-type="percentage" office:value="0.049744393344" calcext:value-type="percentage">
            <text:p>4.97%</text:p>
          </table:table-cell>
          <table:table-cell table:style-name="ce4" office:value-type="float" office:value="5" calcext:value-type="float">
            <text:p>5</text:p>
          </table:table-cell>
          <table:table-cell table:style-name="ce8" table:formula="of:=((1-[.$B$2]-[.$B$3])^[.C15])*([.$B$5]-[.$D$3])+[.$D$3]" office:value-type="percentage" office:value="0.049744393344" calcext:value-type="percentage">
            <text:p>4.97%</text:p>
          </table:table-cell>
          <table:table-cell table:number-columns-repeated="10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table:formula="of:=[.$B$2]+(1-[.$B$2]-[.$B$3])*[.B15]" office:value-type="percentage" office:value="0.04885174813952" calcext:value-type="percentage">
            <text:p>4.89%</text:p>
          </table:table-cell>
          <table:table-cell table:style-name="ce4" office:value-type="float" office:value="6" calcext:value-type="float">
            <text:p>6</text:p>
          </table:table-cell>
          <table:table-cell table:style-name="ce8" table:formula="of:=((1-[.$B$2]-[.$B$3])^[.C16])*([.$B$5]-[.$D$3])+[.$D$3]" office:value-type="percentage" office:value="0.04885174813952" calcext:value-type="percentage">
            <text:p>4.89%</text:p>
          </table:table-cell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table:formula="of:=[.$B$2]+(1-[.$B$2]-[.$B$3])*[.B16]" office:value-type="percentage" office:value="0.0483340139209216" calcext:value-type="percentage">
            <text:p>4.83%</text:p>
          </table:table-cell>
          <table:table-cell table:style-name="ce4" office:value-type="float" office:value="7" calcext:value-type="float">
            <text:p>7</text:p>
          </table:table-cell>
          <table:table-cell table:style-name="ce8" table:formula="of:=((1-[.$B$2]-[.$B$3])^[.C17])*([.$B$5]-[.$D$3])+[.$D$3]" office:value-type="percentage" office:value="0.0483340139209216" calcext:value-type="percentage">
            <text:p>4.83%</text:p>
          </table:table-cell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table:formula="of:=[.$B$2]+(1-[.$B$2]-[.$B$3])*[.B17]" office:value-type="percentage" office:value="0.0480337280741345" calcext:value-type="percentage">
            <text:p>4.80%</text:p>
          </table:table-cell>
          <table:table-cell table:style-name="ce4" office:value-type="float" office:value="8" calcext:value-type="float">
            <text:p>8</text:p>
          </table:table-cell>
          <table:table-cell table:style-name="ce8" table:formula="of:=((1-[.$B$2]-[.$B$3])^[.C18])*([.$B$5]-[.$D$3])+[.$D$3]" office:value-type="percentage" office:value="0.0480337280741345" calcext:value-type="percentage">
            <text:p>4.80%</text:p>
          </table:table-cell>
          <table:table-cell table:number-columns-repeated="10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table:formula="of:=[.$B$2]+(1-[.$B$2]-[.$B$3])*[.B18]" office:value-type="percentage" office:value="0.047859562282998" calcext:value-type="percentage">
            <text:p>4.79%</text:p>
          </table:table-cell>
          <table:table-cell table:style-name="ce4" office:value-type="float" office:value="9" calcext:value-type="float">
            <text:p>9</text:p>
          </table:table-cell>
          <table:table-cell table:style-name="ce8" table:formula="of:=((1-[.$B$2]-[.$B$3])^[.C19])*([.$B$5]-[.$D$3])+[.$D$3]" office:value-type="percentage" office:value="0.047859562282998" calcext:value-type="percentage">
            <text:p>4.79%</text:p>
          </table:table-cell>
          <table:table-cell table:number-columns-repeated="10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table:formula="of:=[.$B$2]+(1-[.$B$2]-[.$B$3])*[.B19]" office:value-type="percentage" office:value="0.0477585461241389" calcext:value-type="percentage">
            <text:p>4.78%</text:p>
          </table:table-cell>
          <table:table-cell table:style-name="ce4" office:value-type="float" office:value="10" calcext:value-type="float">
            <text:p>10</text:p>
          </table:table-cell>
          <table:table-cell table:style-name="ce8" table:formula="of:=((1-[.$B$2]-[.$B$3])^[.C20])*([.$B$5]-[.$D$3])+[.$D$3]" office:value-type="percentage" office:value="0.0477585461241389" calcext:value-type="percentage">
            <text:p>4.78%</text:p>
          </table:table-cell>
          <table:table-cell table:number-columns-repeated="10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table:formula="of:=[.$B$2]+(1-[.$B$2]-[.$B$3])*[.B20]" office:value-type="percentage" office:value="0.0476999567520005" calcext:value-type="percentage">
            <text:p>4.77%</text:p>
          </table:table-cell>
          <table:table-cell table:style-name="ce4" office:value-type="float" office:value="11" calcext:value-type="float">
            <text:p>11</text:p>
          </table:table-cell>
          <table:table-cell table:style-name="ce8" table:formula="of:=((1-[.$B$2]-[.$B$3])^[.C21])*([.$B$5]-[.$D$3])+[.$D$3]" office:value-type="percentage" office:value="0.0476999567520005" calcext:value-type="percentage">
            <text:p>4.77%</text:p>
          </table:table-cell>
          <table:table-cell table:number-columns-repeated="1020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table:formula="of:=[.$B$2]+(1-[.$B$2]-[.$B$3])*[.B21]" office:value-type="percentage" office:value="0.0476659749161603" calcext:value-type="percentage">
            <text:p>4.77%</text:p>
          </table:table-cell>
          <table:table-cell table:style-name="ce4" office:value-type="float" office:value="12" calcext:value-type="float">
            <text:p>12</text:p>
          </table:table-cell>
          <table:table-cell table:style-name="ce8" table:formula="of:=((1-[.$B$2]-[.$B$3])^[.C22])*([.$B$5]-[.$D$3])+[.$D$3]" office:value-type="percentage" office:value="0.0476659749161603" calcext:value-type="percentage">
            <text:p>4.77%</text:p>
          </table:table-cell>
          <table:table-cell table:number-columns-repeated="10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table:formula="of:=[.$B$2]+(1-[.$B$2]-[.$B$3])*[.B22]" office:value-type="percentage" office:value="0.047646265451373" calcext:value-type="percentage">
            <text:p>4.76%</text:p>
          </table:table-cell>
          <table:table-cell table:style-name="ce4" office:value-type="float" office:value="13" calcext:value-type="float">
            <text:p>13</text:p>
          </table:table-cell>
          <table:table-cell table:style-name="ce8" table:formula="of:=((1-[.$B$2]-[.$B$3])^[.C23])*([.$B$5]-[.$D$3])+[.$D$3]" office:value-type="percentage" office:value="0.047646265451373" calcext:value-type="percentage">
            <text:p>4.76%</text:p>
          </table:table-cell>
          <table:table-cell table:number-columns-repeated="10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table:formula="of:=[.$B$2]+(1-[.$B$2]-[.$B$3])*[.B23]" office:value-type="percentage" office:value="0.0476348339617963" calcext:value-type="percentage">
            <text:p>4.76%</text:p>
          </table:table-cell>
          <table:table-cell table:style-name="ce4" office:value-type="float" office:value="14" calcext:value-type="float">
            <text:p>14</text:p>
          </table:table-cell>
          <table:table-cell table:style-name="ce8" table:formula="of:=((1-[.$B$2]-[.$B$3])^[.C24])*([.$B$5]-[.$D$3])+[.$D$3]" office:value-type="percentage" office:value="0.0476348339617963" calcext:value-type="percentage">
            <text:p>4.76%</text:p>
          </table:table-cell>
          <table:table-cell table:number-columns-repeated="10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table:formula="of:=[.$B$2]+(1-[.$B$2]-[.$B$3])*[.B24]" office:value-type="percentage" office:value="0.0476282036978419" calcext:value-type="percentage">
            <text:p>4.76%</text:p>
          </table:table-cell>
          <table:table-cell table:style-name="ce4" office:value-type="float" office:value="15" calcext:value-type="float">
            <text:p>15</text:p>
          </table:table-cell>
          <table:table-cell table:style-name="ce8" table:formula="of:=((1-[.$B$2]-[.$B$3])^[.C25])*([.$B$5]-[.$D$3])+[.$D$3]" office:value-type="percentage" office:value="0.0476282036978419" calcext:value-type="percentage">
            <text:p>4.76%</text:p>
          </table:table-cell>
          <table:table-cell table:number-columns-repeated="10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 table:formula="of:=[.$B$2]+(1-[.$B$2]-[.$B$3])*[.B25]" office:value-type="percentage" office:value="0.0476243581447483" calcext:value-type="percentage">
            <text:p>4.76%</text:p>
          </table:table-cell>
          <table:table-cell table:style-name="ce4" office:value-type="float" office:value="16" calcext:value-type="float">
            <text:p>16</text:p>
          </table:table-cell>
          <table:table-cell table:style-name="ce8" table:formula="of:=((1-[.$B$2]-[.$B$3])^[.C26])*([.$B$5]-[.$D$3])+[.$D$3]" office:value-type="percentage" office:value="0.0476243581447483" calcext:value-type="percentage">
            <text:p>4.76%</text:p>
          </table:table-cell>
          <table:table-cell table:number-columns-repeated="10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table:formula="of:=[.$B$2]+(1-[.$B$2]-[.$B$3])*[.B26]" office:value-type="percentage" office:value="0.047622127723954" calcext:value-type="percentage">
            <text:p>4.76%</text:p>
          </table:table-cell>
          <table:table-cell table:style-name="ce4" office:value-type="float" office:value="17" calcext:value-type="float">
            <text:p>17</text:p>
          </table:table-cell>
          <table:table-cell table:style-name="ce8" table:formula="of:=((1-[.$B$2]-[.$B$3])^[.C27])*([.$B$5]-[.$D$3])+[.$D$3]" office:value-type="percentage" office:value="0.047622127723954" calcext:value-type="percentage">
            <text:p>4.76%</text:p>
          </table:table-cell>
          <table:table-cell table:number-columns-repeated="10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table:formula="of:=[.$B$2]+(1-[.$B$2]-[.$B$3])*[.B27]" office:value-type="percentage" office:value="0.0476208340798933" calcext:value-type="percentage">
            <text:p>4.76%</text:p>
          </table:table-cell>
          <table:table-cell table:style-name="ce4" office:value-type="float" office:value="18" calcext:value-type="float">
            <text:p>18</text:p>
          </table:table-cell>
          <table:table-cell table:style-name="ce8" table:formula="of:=((1-[.$B$2]-[.$B$3])^[.C28])*([.$B$5]-[.$D$3])+[.$D$3]" office:value-type="percentage" office:value="0.0476208340798933" calcext:value-type="percentage">
            <text:p>4.76%</text:p>
          </table:table-cell>
          <table:table-cell table:number-columns-repeated="10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table:formula="of:=[.$B$2]+(1-[.$B$2]-[.$B$3])*[.B28]" office:value-type="percentage" office:value="0.0476200837663381" calcext:value-type="percentage">
            <text:p>4.76%</text:p>
          </table:table-cell>
          <table:table-cell table:style-name="ce4" office:value-type="float" office:value="19" calcext:value-type="float">
            <text:p>19</text:p>
          </table:table-cell>
          <table:table-cell table:style-name="ce8" table:formula="of:=((1-[.$B$2]-[.$B$3])^[.C29])*([.$B$5]-[.$D$3])+[.$D$3]" office:value-type="percentage" office:value="0.0476200837663381" calcext:value-type="percentage">
            <text:p>4.76%</text:p>
          </table:table-cell>
          <table:table-cell table:number-columns-repeated="10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table:formula="of:=[.$B$2]+(1-[.$B$2]-[.$B$3])*[.B29]" office:value-type="percentage" office:value="0.0476196485844761" calcext:value-type="percentage">
            <text:p>4.76%</text:p>
          </table:table-cell>
          <table:table-cell table:style-name="ce4" office:value-type="float" office:value="20" calcext:value-type="float">
            <text:p>20</text:p>
          </table:table-cell>
          <table:table-cell table:style-name="ce8" table:formula="of:=((1-[.$B$2]-[.$B$3])^[.C30])*([.$B$5]-[.$D$3])+[.$D$3]" office:value-type="percentage" office:value="0.0476196485844761" calcext:value-type="percentage">
            <text:p>4.76%</text:p>
          </table:table-cell>
          <table:table-cell table:number-columns-repeated="1020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table:formula="of:=[.$B$2]+(1-[.$B$2]-[.$B$3])*[.B30]" office:value-type="percentage" office:value="0.0476193961789961" calcext:value-type="percentage">
            <text:p>4.76%</text:p>
          </table:table-cell>
          <table:table-cell table:style-name="ce4" office:value-type="float" office:value="21" calcext:value-type="float">
            <text:p>21</text:p>
          </table:table-cell>
          <table:table-cell table:style-name="ce8" table:formula="of:=((1-[.$B$2]-[.$B$3])^[.C31])*([.$B$5]-[.$D$3])+[.$D$3]" office:value-type="percentage" office:value="0.0476193961789961" calcext:value-type="percentage">
            <text:p>4.76%</text:p>
          </table:table-cell>
          <table:table-cell table:number-columns-repeated="102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8" table:formula="of:=[.$B$2]+(1-[.$B$2]-[.$B$3])*[.B31]" office:value-type="percentage" office:value="0.0476192497838178" calcext:value-type="percentage">
            <text:p>4.76%</text:p>
          </table:table-cell>
          <table:table-cell table:style-name="ce4" office:value-type="float" office:value="22" calcext:value-type="float">
            <text:p>22</text:p>
          </table:table-cell>
          <table:table-cell table:style-name="ce8" table:formula="of:=((1-[.$B$2]-[.$B$3])^[.C32])*([.$B$5]-[.$D$3])+[.$D$3]" office:value-type="percentage" office:value="0.0476192497838178" calcext:value-type="percentage">
            <text:p>4.76%</text:p>
          </table:table-cell>
          <table:table-cell table:number-columns-repeated="10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table:formula="of:=[.$B$2]+(1-[.$B$2]-[.$B$3])*[.B32]" office:value-type="percentage" office:value="0.0476191648746143" calcext:value-type="percentage">
            <text:p>4.76%</text:p>
          </table:table-cell>
          <table:table-cell table:style-name="ce4" office:value-type="float" office:value="23" calcext:value-type="float">
            <text:p>23</text:p>
          </table:table-cell>
          <table:table-cell table:style-name="ce8" table:formula="of:=((1-[.$B$2]-[.$B$3])^[.C33])*([.$B$5]-[.$D$3])+[.$D$3]" office:value-type="percentage" office:value="0.0476191648746143" calcext:value-type="percentage">
            <text:p>4.76%</text:p>
          </table:table-cell>
          <table:table-cell table:number-columns-repeated="102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8" table:formula="of:=[.$B$2]+(1-[.$B$2]-[.$B$3])*[.B33]" office:value-type="percentage" office:value="0.0476191156272763" calcext:value-type="percentage">
            <text:p>4.76%</text:p>
          </table:table-cell>
          <table:table-cell table:style-name="ce4" office:value-type="float" office:value="24" calcext:value-type="float">
            <text:p>24</text:p>
          </table:table-cell>
          <table:table-cell table:style-name="ce8" table:formula="of:=((1-[.$B$2]-[.$B$3])^[.C34])*([.$B$5]-[.$D$3])+[.$D$3]" office:value-type="percentage" office:value="0.0476191156272763" calcext:value-type="percentage">
            <text:p>4.76%</text:p>
          </table:table-cell>
          <table:table-cell table:number-columns-repeated="1020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.2" style:display-name="PageStyle_2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4" style:display-name="PageStyle_2.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7" style:display-name="PageStyle_2.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8" style:display-name="PageStyle_2.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1" style:display-name="PageStyle_3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3" style:display-name="PageStyle_3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1" style:display-name="PageStyle_4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2" style:display-name="PageStyle_4.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3" style:display-name="PageStyle_4.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4" style:display-name="PageStyle_4.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cell-count="602" meta:object-count="5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ff0000" draw:fill-color="#ff0000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4.002cm" svg:y="4.609cm" style:legend-expansion="high" chart:style-name="ch2"/>
        <chart:plot-area chart:style-name="ch3" table:cell-range-address="'2.2'.A7:'2.2'.B23" chart:data-source-has-labels="both" svg:x="0.317cm" svg:y="0.196cm" svg:width="13.368cm" svg:height="9.424cm">
          <chartooo:coordinate-region svg:x="2.141cm" svg:y="0.196cm" svg:width="11.046cm" svg:height="6.525cm"/>
          <chart:axis chart:dimension="x" chart:name="primary-x" chart:style-name="ch4" chartooo:axis-type="text">
            <chart:categories table:cell-range-address="'2.2'.A8:'2.2'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2'.B8:'2.2'.B23" chart:label-cell-address="'2.2'.B7:'2.2'.B7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/p</text:p>
                <draw:g>
                  <svg:desc>'2.2'.B7:'2.2'.B7</svg:desc>
                </draw:g>
              </table:table-cell>
            </table:table-row>
          </table:table-header-rows>
          <table:table-rows>
            <table:table-row>
              <table:table-cell office:value-type="float" office:value="2370.37037037037">
                <text:p>2370.37037037037</text:p>
                <draw:g>
                  <svg:desc>'2.2'.A8:'2.2'.A23</svg:desc>
                </draw:g>
              </table:table-cell>
              <table:table-cell office:value-type="float" office:value="0.1">
                <text:p>0.1</text:p>
                <draw:g>
                  <svg:desc>'2.2'.B8:'2.2'.B23</svg:desc>
                </draw:g>
              </table:table-cell>
            </table:table-row>
            <table:table-row>
              <table:table-cell office:value-type="float" office:value="296.296296296296">
                <text:p>296.29629629629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87.7914951989026">
                <text:p>87.791495198902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37.037037037037">
                <text:p>37.03703703703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18.962962962963">
                <text:p>18.9629629629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.9739368998628">
                <text:p>10.973936899862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6.91070078825181">
                <text:p>6.9107007882518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.62962962962963">
                <text:p>4.629629629629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3.25153685921862">
                <text:p>3.251536859218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.37037037037037">
                <text:p>2.3703703703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78089434287781">
                <text:p>1.780894342877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.37174211248285">
                <text:p>1.371742112482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.07891232151587">
                <text:p>1.0789123215158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863837598531477">
                <text:p>0.86383759853147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702331961591221">
                <text:p>0.70233196159122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0.578703703703704">
                <text:p>0.578703703703704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0000ff" draw:fill-color="#0000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4.002cm" svg:y="4.609cm" style:legend-expansion="high" chart:style-name="ch2"/>
        <chart:plot-area chart:style-name="ch3" table:cell-range-address="'2.2'.A29:'2.2'.B45" chart:data-source-has-labels="both" svg:x="0.317cm" svg:y="0.196cm" svg:width="13.368cm" svg:height="9.424cm">
          <chartooo:coordinate-region svg:x="1.852cm" svg:y="0.196cm" svg:width="10.916cm" svg:height="6.525cm"/>
          <chart:axis chart:dimension="x" chart:name="primary-x" chart:style-name="ch4" chartooo:axis-type="text">
            <chart:categories table:cell-range-address="'2.2'.A30:'2.2'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.2'.B30:'2.2'.B45" chart:label-cell-address="'2.2'.B29:'2.2'.B29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/p</text:p>
                <draw:g>
                  <svg:desc>'2.2'.B29:'2.2'.B29</svg:desc>
                </draw:g>
              </table:table-cell>
            </table:table-row>
          </table:table-header-rows>
          <table:table-rows>
            <table:table-row>
              <table:table-cell office:value-type="float" office:value="0.549280271653059">
                <text:p>0.549280271653059</text:p>
                <draw:g>
                  <svg:desc>'2.2'.A30:'2.2'.A45</svg:desc>
                </draw:g>
              </table:table-cell>
              <table:table-cell office:value-type="float" office:value="0.1">
                <text:p>0.1</text:p>
                <draw:g>
                  <svg:desc>'2.2'.B30:'2.2'.B45</svg:desc>
                </draw:g>
              </table:table-cell>
            </table:table-row>
            <table:table-row>
              <table:table-cell office:value-type="float" office:value="0.630957344480193">
                <text:p>0.63095734448019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684255428918632">
                <text:p>0.68425542891863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0.724779663677696">
                <text:p>0.7247796636776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57858283255199">
                <text:p>0.7578582832551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786003085596623">
                <text:p>0.78600308559662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10613083098949">
                <text:p>0.81061308309894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832553207401873">
                <text:p>0.83255320740187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852398158403826">
                <text:p>0.8523981584038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.870550563296124">
                <text:p>0.870550563296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887304201366326">
                <text:p>0.8873042013663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902880451447434">
                <text:p>0.90288045144743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917450562610498">
                <text:p>0.91745056261049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931149915094838">
                <text:p>0.931149915094838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0.944087511294902">
                <text:p>0.94408751129490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0.956352499790037">
                <text:p>0.956352499790037</text:p>
              </table:table-cell>
              <table:table-cell office:value-type="float" office:value="1.6">
                <text:p>1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dc3912" draw:fill-color="#dc3912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314cm" svg:y="4.36cm" style:legend-expansion="high" chart:style-name="ch2"/>
        <chart:plot-area chart:style-name="ch3" table:cell-range-address="'2.4'.A7:'2.4'.C50" chart:data-source-has-labels="both" svg:x="0.317cm" svg:y="0.196cm" svg:width="12.68cm" svg:height="8.394cm">
          <chartooo:coordinate-region svg:x="1.044cm" svg:y="0.196cm" svg:width="11.813cm" svg:height="5.494cm"/>
          <chart:axis chart:dimension="x" chart:name="primary-x" chart:style-name="ch4" chartooo:axis-type="text">
            <chart:title svg:x="6.553cm" svg:y="8.787cm" chart:style-name="ch5">
              <text:p>l</text:p>
            </chart:title>
            <chart:categories table:cell-range-address="'2.4'.A8:'2.4'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4'.B8:'2.4'.B50" chart:label-cell-address="'2.4'.B7:'2.4'.B7" chart:class="chart:line">
            <chart:data-point chart:repeated="43"/>
          </chart:series>
          <chart:series chart:style-name="ch9" chart:values-cell-range-address="'2.4'.C8:'2.4'.C50" chart:label-cell-address="'2.4'.C7:'2.4'.C7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/p / Ls</text:p>
                <draw:g>
                  <svg:desc>'2.4'.B7:'2.4'.B7</svg:desc>
                </draw:g>
              </table:table-cell>
              <table:table-cell office:value-type="string">
                <text:p>w/p / Ld</text:p>
                <draw:g>
                  <svg:desc>'2.4'.C7:'2.4'.C7</svg:desc>
                </draw:g>
              </table:table-cell>
            </table:table-row>
          </table:table-header-rows>
          <table:table-rows>
            <table:table-row>
              <table:table-cell office:value-type="float" office:value="0.7">
                <text:p>0.7</text:p>
                <draw:g>
                  <svg:desc>'2.4'.A8:'2.4'.A50</svg:desc>
                </draw:g>
              </table:table-cell>
              <table:table-cell office:value-type="float" office:value="0.33614">
                <text:p>0.33614</text:p>
                <draw:g>
                  <svg:desc>'2.4'.B8:'2.4'.B50</svg:desc>
                </draw:g>
              </table:table-cell>
              <table:table-cell office:value-type="float" office:value="1.50166384059147">
                <text:p>1.50166384059147</text:p>
                <draw:g>
                  <svg:desc>'2.4'.C8:'2.4'.C50</svg:desc>
                </draw:g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0.3608458702">
                <text:p>0.3608458702</text:p>
              </table:table-cell>
              <table:table-cell office:value-type="float" office:value="1.49458041526853">
                <text:p>1.4945804152685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3869835264">
                <text:p>0.3869835264</text:p>
              </table:table-cell>
              <table:table-cell office:value-type="float" office:value="1.48762877796038">
                <text:p>1.48762877796038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0.4146143186">
                <text:p>0.4146143186</text:p>
              </table:table-cell>
              <table:table-cell office:value-type="float" office:value="1.48080469679092">
                <text:p>1.48080469679092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0.4438013248">
                <text:p>0.4438013248</text:p>
              </table:table-cell>
              <table:table-cell office:value-type="float" office:value="1.47410413138035">
                <text:p>1.4741041313803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474609375">
                <text:p>0.474609375</text:p>
              </table:table-cell>
              <table:table-cell office:value-type="float" office:value="1.46752322173095">
                <text:p>1.46752322173095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0.5071050752">
                <text:p>0.5071050752</text:p>
              </table:table-cell>
              <table:table-cell office:value-type="float" office:value="1.46105827789623">
                <text:p>1.46105827789623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0.5413568314">
                <text:p>0.5413568314</text:p>
              </table:table-cell>
              <table:table-cell office:value-type="float" office:value="1.45470577036892">
                <text:p>1.45470577036892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0.5774348736">
                <text:p>0.5774348736</text:p>
              </table:table-cell>
              <table:table-cell office:value-type="float" office:value="1.4484623211289">
                <text:p>1.448462321128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0.6154112798">
                <text:p>0.6154112798</text:p>
              </table:table-cell>
              <table:table-cell office:value-type="float" office:value="1.44232469529818">
                <text:p>1.4423246952981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65536">
                <text:p>0.65536</text:p>
              </table:table-cell>
              <table:table-cell office:value-type="float" office:value="1.43628979335459">
                <text:p>1.43628979335459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0.6973568802">
                <text:p>0.6973568802</text:p>
              </table:table-cell>
              <table:table-cell office:value-type="float" office:value="1.43035464386019">
                <text:p>1.43035464386019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0.7414796864">
                <text:p>0.7414796864</text:p>
              </table:table-cell>
              <table:table-cell office:value-type="float" office:value="1.42451639666472">
                <text:p>1.42451639666472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0.7878081286">
                <text:p>0.7878081286</text:p>
              </table:table-cell>
              <table:table-cell office:value-type="float" office:value="1.41877231654746">
                <text:p>1.41877231654746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0.8364238848">
                <text:p>0.8364238848</text:p>
              </table:table-cell>
              <table:table-cell office:value-type="float" office:value="1.41311977726444">
                <text:p>1.41311977726444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0.887410625">
                <text:p>0.887410625</text:p>
              </table:table-cell>
              <table:table-cell office:value-type="float" office:value="1.40755625597067">
                <text:p>1.40755625597067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0.9408540352">
                <text:p>0.9408540352</text:p>
              </table:table-cell>
              <table:table-cell office:value-type="float" office:value="1.40207932798963">
                <text:p>1.40207932798963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0.9968418414">
                <text:p>0.9968418414</text:p>
              </table:table-cell>
              <table:table-cell office:value-type="float" office:value="1.39668666190462">
                <text:p>1.39668666190462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1.0554638336">
                <text:p>1.0554638336</text:p>
              </table:table-cell>
              <table:table-cell office:value-type="float" office:value="1.39137601494882">
                <text:p>1.39137601494882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1.1168118898">
                <text:p>1.1168118898</text:p>
              </table:table-cell>
              <table:table-cell office:value-type="float" office:value="1.38614522867256">
                <text:p>1.3861452286725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.18098">
                <text:p>1.18098</text:p>
              </table:table-cell>
              <table:table-cell office:value-type="float" office:value="1.38099222486838">
                <text:p>1.38099222486838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1.2480642902">
                <text:p>1.2480642902</text:p>
              </table:table-cell>
              <table:table-cell office:value-type="float" office:value="1.37591500173581">
                <text:p>1.37591500173581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1.3181630464">
                <text:p>1.3181630464</text:p>
              </table:table-cell>
              <table:table-cell office:value-type="float" office:value="1.37091163026924">
                <text:p>1.37091163026924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1.3913767386">
                <text:p>1.3913767386</text:p>
              </table:table-cell>
              <table:table-cell office:value-type="float" office:value="1.36598025085371">
                <text:p>1.36598025085371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1.4678080448">
                <text:p>1.4678080448</text:p>
              </table:table-cell>
              <table:table-cell office:value-type="float" office:value="1.3611190700546">
                <text:p>1.3611190700546</text:p>
              </table:table-cell>
            </table:table-row>
            <table:table-row>
              <table:table-cell office:value-type="float" office:value="0.949999999999999">
                <text:p>0.949999999999999</text:p>
              </table:table-cell>
              <table:table-cell office:value-type="float" office:value="1.54756187499999">
                <text:p>1.54756187499999</text:p>
              </table:table-cell>
              <table:table-cell office:value-type="float" office:value="1.35632635758814">
                <text:p>1.35632635758814</text:p>
              </table:table-cell>
            </table:table-row>
            <table:table-row>
              <table:table-cell office:value-type="float" office:value="0.959999999999999">
                <text:p>0.959999999999999</text:p>
              </table:table-cell>
              <table:table-cell office:value-type="float" office:value="1.63074539519999">
                <text:p>1.63074539519999</text:p>
              </table:table-cell>
              <table:table-cell office:value-type="float" office:value="1.35160044346076">
                <text:p>1.35160044346076</text:p>
              </table:table-cell>
            </table:table-row>
            <table:table-row>
              <table:table-cell office:value-type="float" office:value="0.969999999999999">
                <text:p>0.969999999999999</text:p>
              </table:table-cell>
              <table:table-cell office:value-type="float" office:value="1.71746805139999">
                <text:p>1.71746805139999</text:p>
              </table:table-cell>
              <table:table-cell office:value-type="float" office:value="1.34693971526642">
                <text:p>1.34693971526642</text:p>
              </table:table-cell>
            </table:table-row>
            <table:table-row>
              <table:table-cell office:value-type="float" office:value="0.979999999999999">
                <text:p>0.979999999999999</text:p>
              </table:table-cell>
              <table:table-cell office:value-type="float" office:value="1.80784159359999">
                <text:p>1.80784159359999</text:p>
              </table:table-cell>
              <table:table-cell office:value-type="float" office:value="1.34234261563141">
                <text:p>1.34234261563141</text:p>
              </table:table-cell>
            </table:table-row>
            <table:table-row>
              <table:table-cell office:value-type="float" office:value="0.989999999999999">
                <text:p>0.989999999999999</text:p>
              </table:table-cell>
              <table:table-cell office:value-type="float" office:value="1.90198009979999">
                <text:p>1.90198009979999</text:p>
              </table:table-cell>
              <table:table-cell office:value-type="float" office:value="1.33780763979731">
                <text:p>1.33780763979731</text:p>
              </table:table-cell>
            </table:table-row>
            <table:table-row>
              <table:table-cell office:value-type="float" office:value="0.999999999999999">
                <text:p>0.999999999999999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2.1020201002">
                <text:p>2.1020201002</text:p>
              </table:table-cell>
              <table:table-cell office:value-type="float" office:value="1.32891828996979">
                <text:p>1.32891828996979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2.2081616064">
                <text:p>2.2081616064</text:p>
              </table:table-cell>
              <table:table-cell office:value-type="float" office:value="1.32456114954529">
                <text:p>1.32456114954529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2.3185481486">
                <text:p>2.3185481486</text:p>
              </table:table-cell>
              <table:table-cell office:value-type="float" office:value="1.32026059606056">
                <text:p>1.32026059606056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2.4333058048">
                <text:p>2.4333058048</text:p>
              </table:table-cell>
              <table:table-cell office:value-type="float" office:value="1.31601535583238">
                <text:p>1.31601535583238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2.552563125">
                <text:p>2.552563125</text:p>
              </table:table-cell>
              <table:table-cell office:value-type="float" office:value="1.3118241957416">
                <text:p>1.3118241957416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2.6764511552">
                <text:p>2.6764511552</text:p>
              </table:table-cell>
              <table:table-cell office:value-type="float" office:value="1.30768592156956">
                <text:p>1.30768592156956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2.8051034614">
                <text:p>2.8051034614</text:p>
              </table:table-cell>
              <table:table-cell office:value-type="float" office:value="1.30359937641775">
                <text:p>1.3035993764177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2.9386561536">
                <text:p>2.9386561536</text:p>
              </table:table-cell>
              <table:table-cell office:value-type="float" office:value="1.29956343920572">
                <text:p>1.29956343920572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3.0772479098">
                <text:p>3.0772479098</text:p>
              </table:table-cell>
              <table:table-cell office:value-type="float" office:value="1.29557702324267">
                <text:p>1.29557702324267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3.22102">
                <text:p>3.22102</text:p>
              </table:table-cell>
              <table:table-cell office:value-type="float" office:value="1.29163907486862">
                <text:p>1.29163907486862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3.3701163102">
                <text:p>3.3701163102</text:p>
              </table:table-cell>
              <table:table-cell office:value-type="float" office:value="1.28774857216095">
                <text:p>1.2877485721609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3.5246833664">
                <text:p>3.5246833664</text:p>
              </table:table-cell>
              <table:table-cell office:value-type="float" office:value="1.28390452370279">
                <text:p>1.283904523702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949cm" svg:y="4.609cm" style:legend-expansion="high" chart:style-name="ch2"/>
        <chart:plot-area chart:style-name="ch3" table:cell-range-address="'4.2'.C8:'4.2'.D34" chart:data-source-has-labels="both" svg:x="1.377cm" svg:y="0.196cm" svg:width="12.255cm" svg:height="8.394cm">
          <chartooo:coordinate-region svg:x="2.289cm" svg:y="0.395cm" svg:width="11.156cm" svg:height="7.548cm"/>
          <chart:axis chart:dimension="x" chart:name="primary-x" chart:style-name="ch4" chartooo:axis-type="text">
            <chart:title svg:x="6.95cm" svg:y="8.787cm" chart:style-name="ch5">
              <text:p>Time t</text:p>
            </chart:title>
            <chart:categories table:cell-range-address="'4.2'.C10:'4.2'.C34"/>
          </chart:axis>
          <chart:axis chart:dimension="y" chart:name="primary-y" chart:style-name="ch6">
            <chart:title svg:x="0.451cm" svg:y="4.695cm" chart:style-name="ch7">
              <text:p>u_t</text:p>
            </chart:title>
            <chart:grid chart:style-name="ch8" chart:class="major"/>
          </chart:axis>
          <chart:series chart:style-name="ch9" chart:values-cell-range-address="'4.2'.D10:'4.2'.D34" chart:label-cell-address="'4.2'.D8:'4.2'.D9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_t</text:p>
                <text:list>
                  <text:list-item>
                    <text:p/>
                  </text:list-item>
                  <text:list-item>
                    <text:p>u_t</text:p>
                  </text:list-item>
                </text:list>
                <draw:g>
                  <svg:desc>'4.2'.D8:'4.2'.D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4.2'.C10:'4.2'.C34</svg:desc>
                </draw:g>
              </table:table-cell>
              <table:table-cell office:value-type="float" office:value="0.08">
                <text:p>0.08</text:p>
                <draw:g>
                  <svg:desc>'4.2'.D10:'4.2'.D3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732">
                <text:p>0.073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67828">
                <text:p>0.0678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6358412">
                <text:p>0.063584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602314548">
                <text:p>0.06023145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7582849292">
                <text:p>0.0575828492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5549045094068">
                <text:p>0.055490450940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538374562431372">
                <text:p>0.05383745624313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25315904320784">
                <text:p>0.052531590432078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14999564413419">
                <text:p>0.05149995644134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506849655886601">
                <text:p>0.050684965588660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500411228150415">
                <text:p>0.05004112281504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95324870238828">
                <text:p>0.04953248702388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91306647488674">
                <text:p>0.049130664748867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88132251516052">
                <text:p>0.048813225151605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85624478697681">
                <text:p>0.048562447869768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83643338171168">
                <text:p>0.04836433381711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482078237155223">
                <text:p>0.048207823715522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480841807352626">
                <text:p>0.048084180735262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479865027808575">
                <text:p>0.04798650278085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79093371968774">
                <text:p>0.047909337196877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478483763855332">
                <text:p>0.047848376385533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478002173445712">
                <text:p>0.047800217344571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477621717022112">
                <text:p>0.04776217170221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477321156447469">
                <text:p>0.047732115644746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size="10pt" style:font-size-asian="10pt" style:font-size-complex="10pt"/>
    </style:style>
    <style:style style:name="ch8" style:family="chart">
      <style:graphic-properties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3366cc" draw:fill-color="#3366cc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949cm" svg:y="4.609cm" style:legend-expansion="high" chart:style-name="ch2"/>
        <chart:plot-area chart:style-name="ch3" table:cell-range-address="'4.4'.C8:'4.4'.D34" chart:data-source-has-labels="both" svg:x="1.377cm" svg:y="0.196cm" svg:width="12.255cm" svg:height="8.394cm">
          <chartooo:coordinate-region svg:x="2.289cm" svg:y="0.395cm" svg:width="11.156cm" svg:height="7.548cm"/>
          <chart:axis chart:dimension="x" chart:name="primary-x" chart:style-name="ch4" chartooo:axis-type="text">
            <chart:title svg:x="6.95cm" svg:y="8.787cm" chart:style-name="ch5">
              <text:p>Time t</text:p>
            </chart:title>
            <chart:categories table:cell-range-address="'4.4'.C10:'4.4'.C34"/>
          </chart:axis>
          <chart:axis chart:dimension="y" chart:name="primary-y" chart:style-name="ch6">
            <chart:title svg:x="0.451cm" svg:y="4.695cm" chart:style-name="ch7">
              <text:p>u_t</text:p>
            </chart:title>
            <chart:grid chart:style-name="ch8" chart:class="major"/>
          </chart:axis>
          <chart:series chart:style-name="ch9" chart:values-cell-range-address="'4.4'.D10:'4.4'.D34" chart:label-cell-address="'4.4'.D8:'4.4'.D9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_t</text:p>
                <text:list>
                  <text:list-item>
                    <text:p/>
                  </text:list-item>
                  <text:list-item>
                    <text:p>u_t</text:p>
                  </text:list-item>
                </text:list>
                <draw:g>
                  <svg:desc>'4.4'.D8:'4.4'.D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4.4'.C10:'4.4'.C34</svg:desc>
                </draw:g>
              </table:table-cell>
              <table:table-cell office:value-type="float" office:value="0.08">
                <text:p>0.08</text:p>
                <draw:g>
                  <svg:desc>'4.4'.D10:'4.4'.D3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8512">
                <text:p>0.0585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393696">
                <text:p>0.053936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12834368">
                <text:p>0.05128343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9744393344">
                <text:p>0.0497443933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4885174813952">
                <text:p>0.048851748139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483340139209216">
                <text:p>0.04833401392092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480337280741345">
                <text:p>0.048033728074134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47859562282998">
                <text:p>0.0478595622829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77585461241389">
                <text:p>0.04775854612413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476999567520005">
                <text:p>0.047699956752000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476659749161603">
                <text:p>0.04766597491616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47646265451373">
                <text:p>0.0476462654513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476348339617963">
                <text:p>0.04763483396179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476282036978419">
                <text:p>0.047628203697841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476243581447483">
                <text:p>0.047624358144748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47622127723954">
                <text:p>0.04762212772395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476208340798933">
                <text:p>0.04762083407989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476200837663381">
                <text:p>0.047620083766338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476196485844761">
                <text:p>0.047619648584476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476193961789961">
                <text:p>0.047619396178996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476192497838178">
                <text:p>0.047619249783817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476191648746143">
                <text:p>0.04761916487461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476191156272763">
                <text:p>0.04761911562727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